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21.3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on_roi_result" table:style-name="ta1">
        <table:shapes>
          <draw:frame draw:z-index="0" draw:style-name="gr1" draw:text-style-name="P1" svg:width="159.99mm" svg:height="89.99mm" svg:x="89.86mm" svg:y="8.7mm">
            <loext:p draw:notify-on-update-of-ranges="option_roi_result.B1:option_roi_result.B1 option_roi_result.B2:option_roi_result.B2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12.83mm" svg:y="53.87mm">
            <loext:p draw:notify-on-update-of-ranges="option_roi_result.C1:option_roi_result.C1 option_roi_result.C2:option_roi_result.C2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OI_HF</text:p>
          </table:table-cell>
          <table:table-cell office:value-type="string" calcext:value-type="string">
            <text:p>ROI_LF</text:p>
          </table:table-cell>
        </table:table-row>
        <table:table-row table:style-name="ro1">
          <table:table-cell office:value-type="string" calcext:value-type="string">
            <text:p>2012/1/2</text:p>
          </table:table-cell>
          <table:table-cell table:number-columns-repeated="2" office:value-type="float" office:value="-3.1404" calcext:value-type="float">
            <text:p>-3.1404</text:p>
          </table:table-cell>
        </table:table-row>
        <table:table-row table:style-name="ro1">
          <table:table-cell office:value-type="string" calcext:value-type="string">
            <text:p>2012/1/3</text:p>
          </table:table-cell>
          <table:table-cell table:number-columns-repeated="2" office:value-type="float" office:value="-6.28076" calcext:value-type="float">
            <text:p>-6.28076</text:p>
          </table:table-cell>
        </table:table-row>
        <table:table-row table:style-name="ro1">
          <table:table-cell office:value-type="string" calcext:value-type="string">
            <text:p>2012/1/4</text:p>
          </table:table-cell>
          <table:table-cell table:number-columns-repeated="2" office:value-type="float" office:value="-9.4224" calcext:value-type="float">
            <text:p>-9.4224</text:p>
          </table:table-cell>
        </table:table-row>
        <table:table-row table:style-name="ro1">
          <table:table-cell office:value-type="string" calcext:value-type="string">
            <text:p>2012/1/5</text:p>
          </table:table-cell>
          <table:table-cell table:number-columns-repeated="2" office:value-type="float" office:value="-12.56412" calcext:value-type="float">
            <text:p>-12.56412</text:p>
          </table:table-cell>
        </table:table-row>
        <table:table-row table:style-name="ro1">
          <table:table-cell office:value-type="string" calcext:value-type="string">
            <text:p>2012/1/6</text:p>
          </table:table-cell>
          <table:table-cell table:number-columns-repeated="2" office:value-type="float" office:value="-15.70608" calcext:value-type="float">
            <text:p>-15.70608</text:p>
          </table:table-cell>
        </table:table-row>
        <table:table-row table:style-name="ro1">
          <table:table-cell office:value-type="string" calcext:value-type="string">
            <text:p>2012/1/9</text:p>
          </table:table-cell>
          <table:table-cell table:number-columns-repeated="2" office:value-type="float" office:value="-18.84698" calcext:value-type="float">
            <text:p>-18.84698</text:p>
          </table:table-cell>
        </table:table-row>
        <table:table-row table:style-name="ro1">
          <table:table-cell office:value-type="string" calcext:value-type="string">
            <text:p>2012/1/10</text:p>
          </table:table-cell>
          <table:table-cell table:number-columns-repeated="2" office:value-type="float" office:value="-21.98934" calcext:value-type="float">
            <text:p>-21.98934</text:p>
          </table:table-cell>
        </table:table-row>
        <table:table-row table:style-name="ro1">
          <table:table-cell office:value-type="string" calcext:value-type="string">
            <text:p>2012/1/11</text:p>
          </table:table-cell>
          <table:table-cell table:number-columns-repeated="2" office:value-type="float" office:value="-25.133" calcext:value-type="float">
            <text:p>-25.133</text:p>
          </table:table-cell>
        </table:table-row>
        <table:table-row table:style-name="ro1">
          <table:table-cell office:value-type="string" calcext:value-type="string">
            <text:p>2012/1/12</text:p>
          </table:table-cell>
          <table:table-cell table:number-columns-repeated="2" office:value-type="float" office:value="-28.27666" calcext:value-type="float">
            <text:p>-28.27666</text:p>
          </table:table-cell>
        </table:table-row>
        <table:table-row table:style-name="ro1">
          <table:table-cell office:value-type="string" calcext:value-type="string">
            <text:p>2012/1/13</text:p>
          </table:table-cell>
          <table:table-cell table:number-columns-repeated="2" office:value-type="float" office:value="-31.42132" calcext:value-type="float">
            <text:p>-31.42132</text:p>
          </table:table-cell>
        </table:table-row>
        <table:table-row table:style-name="ro1">
          <table:table-cell office:value-type="string" calcext:value-type="string">
            <text:p>2012/1/16</text:p>
          </table:table-cell>
          <table:table-cell table:number-columns-repeated="2" office:value-type="float" office:value="-34.566" calcext:value-type="float">
            <text:p>-34.566</text:p>
          </table:table-cell>
        </table:table-row>
        <table:table-row table:style-name="ro1">
          <table:table-cell office:value-type="string" calcext:value-type="string">
            <text:p>2012/1/17</text:p>
          </table:table-cell>
          <table:table-cell table:number-columns-repeated="2" office:value-type="float" office:value="-37.709" calcext:value-type="float">
            <text:p>-37.709</text:p>
          </table:table-cell>
        </table:table-row>
        <table:table-row table:style-name="ro1">
          <table:table-cell office:value-type="string" calcext:value-type="string">
            <text:p>2012/1/18</text:p>
          </table:table-cell>
          <table:table-cell table:number-columns-repeated="2" office:value-type="float" office:value="-40.85344" calcext:value-type="float">
            <text:p>-40.85344</text:p>
          </table:table-cell>
        </table:table-row>
        <table:table-row table:style-name="ro1">
          <table:table-cell office:value-type="string" calcext:value-type="string">
            <text:p>2012/1/30</text:p>
          </table:table-cell>
          <table:table-cell table:number-columns-repeated="2" office:value-type="float" office:value="-44.00052" calcext:value-type="float">
            <text:p>-44.00052</text:p>
          </table:table-cell>
        </table:table-row>
        <table:table-row table:style-name="ro1">
          <table:table-cell office:value-type="string" calcext:value-type="string">
            <text:p>2012/1/31</text:p>
          </table:table-cell>
          <table:table-cell table:number-columns-repeated="2" office:value-type="float" office:value="-47.14936" calcext:value-type="float">
            <text:p>-47.14936</text:p>
          </table:table-cell>
        </table:table-row>
        <table:table-row table:style-name="ro1">
          <table:table-cell office:value-type="string" calcext:value-type="string">
            <text:p>2012/2/1</text:p>
          </table:table-cell>
          <table:table-cell table:number-columns-repeated="2" office:value-type="float" office:value="-50.29916" calcext:value-type="float">
            <text:p>-50.29916</text:p>
          </table:table-cell>
        </table:table-row>
        <table:table-row table:style-name="ro1">
          <table:table-cell office:value-type="string" calcext:value-type="string">
            <text:p>2012/2/2</text:p>
          </table:table-cell>
          <table:table-cell table:number-columns-repeated="2" office:value-type="float" office:value="-53.45152" calcext:value-type="float">
            <text:p>-53.45152</text:p>
          </table:table-cell>
        </table:table-row>
        <table:table-row table:style-name="ro1">
          <table:table-cell office:value-type="string" calcext:value-type="string">
            <text:p>2012/2/3</text:p>
          </table:table-cell>
          <table:table-cell table:number-columns-repeated="2" office:value-type="float" office:value="-56.60388" calcext:value-type="float">
            <text:p>-56.60388</text:p>
          </table:table-cell>
        </table:table-row>
        <table:table-row table:style-name="ro1">
          <table:table-cell office:value-type="string" calcext:value-type="string">
            <text:p>2012/2/4</text:p>
          </table:table-cell>
          <table:table-cell table:number-columns-repeated="2" office:value-type="float" office:value="-59.75832" calcext:value-type="float">
            <text:p>-59.75832</text:p>
          </table:table-cell>
        </table:table-row>
        <table:table-row table:style-name="ro1">
          <table:table-cell office:value-type="string" calcext:value-type="string">
            <text:p>2012/2/6</text:p>
          </table:table-cell>
          <table:table-cell table:number-columns-repeated="2" office:value-type="float" office:value="-62.91248" calcext:value-type="float">
            <text:p>-62.91248</text:p>
          </table:table-cell>
        </table:table-row>
        <table:table-row table:style-name="ro1">
          <table:table-cell office:value-type="string" calcext:value-type="string">
            <text:p>2012/2/7</text:p>
          </table:table-cell>
          <table:table-cell table:number-columns-repeated="2" office:value-type="float" office:value="-66.06656" calcext:value-type="float">
            <text:p>-66.06656</text:p>
          </table:table-cell>
        </table:table-row>
        <table:table-row table:style-name="ro1">
          <table:table-cell office:value-type="string" calcext:value-type="string">
            <text:p>2012/2/8</text:p>
          </table:table-cell>
          <table:table-cell office:value-type="float" office:value="12.77652" calcext:value-type="float">
            <text:p>12.77652</text:p>
          </table:table-cell>
          <table:table-cell office:value-type="float" office:value="-69.22184" calcext:value-type="float">
            <text:p>-69.22184</text:p>
          </table:table-cell>
        </table:table-row>
        <table:table-row table:style-name="ro1">
          <table:table-cell office:value-type="string" calcext:value-type="string">
            <text:p>2012/2/9</text:p>
          </table:table-cell>
          <table:table-cell office:value-type="float" office:value="9.61936" calcext:value-type="float">
            <text:p>9.61936</text:p>
          </table:table-cell>
          <table:table-cell office:value-type="float" office:value="-72.379" calcext:value-type="float">
            <text:p>-72.379</text:p>
          </table:table-cell>
        </table:table-row>
        <table:table-row table:style-name="ro1">
          <table:table-cell office:value-type="string" calcext:value-type="string">
            <text:p>2012/2/10</text:p>
          </table:table-cell>
          <table:table-cell office:value-type="float" office:value="6.4618" calcext:value-type="float">
            <text:p>6.4618</text:p>
          </table:table-cell>
          <table:table-cell office:value-type="float" office:value="-75.53656" calcext:value-type="float">
            <text:p>-75.53656</text:p>
          </table:table-cell>
        </table:table-row>
        <table:table-row table:style-name="ro1">
          <table:table-cell office:value-type="string" calcext:value-type="string">
            <text:p>2012/2/13</text:p>
          </table:table-cell>
          <table:table-cell office:value-type="float" office:value="3.30434" calcext:value-type="float">
            <text:p>3.30434</text:p>
          </table:table-cell>
          <table:table-cell office:value-type="float" office:value="-78.69402" calcext:value-type="float">
            <text:p>-78.69402</text:p>
          </table:table-cell>
        </table:table-row>
        <table:table-row table:style-name="ro1">
          <table:table-cell office:value-type="string" calcext:value-type="string">
            <text:p>2012/2/14</text:p>
          </table:table-cell>
          <table:table-cell office:value-type="float" office:value="0.14628" calcext:value-type="float">
            <text:p>0.14628</text:p>
          </table:table-cell>
          <table:table-cell office:value-type="float" office:value="-81.85208" calcext:value-type="float">
            <text:p>-81.85208</text:p>
          </table:table-cell>
        </table:table-row>
        <table:table-row table:style-name="ro1">
          <table:table-cell office:value-type="string" calcext:value-type="string">
            <text:p>2012/2/15</text:p>
          </table:table-cell>
          <table:table-cell office:value-type="float" office:value="78.9862" calcext:value-type="float">
            <text:p>78.9862</text:p>
          </table:table-cell>
          <table:table-cell office:value-type="float" office:value="-85.01052" calcext:value-type="float">
            <text:p>-85.01052</text:p>
          </table:table-cell>
        </table:table-row>
        <table:table-row table:style-name="ro1">
          <table:table-cell office:value-type="string" calcext:value-type="string">
            <text:p>2012/2/16</text:p>
          </table:table-cell>
          <table:table-cell office:value-type="float" office:value="75.8268" calcext:value-type="float">
            <text:p>75.8268</text:p>
          </table:table-cell>
          <table:table-cell office:value-type="float" office:value="-6.16828" calcext:value-type="float">
            <text:p>-6.16828</text:p>
          </table:table-cell>
        </table:table-row>
        <table:table-row table:style-name="ro1">
          <table:table-cell office:value-type="string" calcext:value-type="string">
            <text:p>2012/2/17</text:p>
          </table:table-cell>
          <table:table-cell office:value-type="float" office:value="72.6672" calcext:value-type="float">
            <text:p>72.6672</text:p>
          </table:table-cell>
          <table:table-cell office:value-type="float" office:value="-9.32788" calcext:value-type="float">
            <text:p>-9.32788</text:p>
          </table:table-cell>
        </table:table-row>
        <table:table-row table:style-name="ro1">
          <table:table-cell office:value-type="string" calcext:value-type="string">
            <text:p>2012/2/20</text:p>
          </table:table-cell>
          <table:table-cell office:value-type="float" office:value="69.50746" calcext:value-type="float">
            <text:p>69.50746</text:p>
          </table:table-cell>
          <table:table-cell office:value-type="float" office:value="-12.48762" calcext:value-type="float">
            <text:p>-12.48762</text:p>
          </table:table-cell>
        </table:table-row>
        <table:table-row table:style-name="ro1">
          <table:table-cell office:value-type="string" calcext:value-type="string">
            <text:p>2012/2/21</text:p>
          </table:table-cell>
          <table:table-cell office:value-type="float" office:value="66.34842" calcext:value-type="float">
            <text:p>66.34842</text:p>
          </table:table-cell>
          <table:table-cell office:value-type="float" office:value="-15.64666" calcext:value-type="float">
            <text:p>-15.64666</text:p>
          </table:table-cell>
        </table:table-row>
        <table:table-row table:style-name="ro1">
          <table:table-cell office:value-type="string" calcext:value-type="string">
            <text:p>2012/2/22</text:p>
          </table:table-cell>
          <table:table-cell office:value-type="float" office:value="145.18846" calcext:value-type="float">
            <text:p>145.18846</text:p>
          </table:table-cell>
          <table:table-cell office:value-type="float" office:value="-18.80498" calcext:value-type="float">
            <text:p>-18.80498</text:p>
          </table:table-cell>
        </table:table-row>
        <table:table-row table:style-name="ro1">
          <table:table-cell office:value-type="string" calcext:value-type="string">
            <text:p>2012/2/23</text:p>
          </table:table-cell>
          <table:table-cell office:value-type="float" office:value="142.0293" calcext:value-type="float">
            <text:p>142.0293</text:p>
          </table:table-cell>
          <table:table-cell office:value-type="float" office:value="-21.96414" calcext:value-type="float">
            <text:p>-21.96414</text:p>
          </table:table-cell>
        </table:table-row>
        <table:table-row table:style-name="ro1">
          <table:table-cell office:value-type="string" calcext:value-type="string">
            <text:p>2012/2/24</text:p>
          </table:table-cell>
          <table:table-cell office:value-type="float" office:value="138.87044" calcext:value-type="float">
            <text:p>138.87044</text:p>
          </table:table-cell>
          <table:table-cell office:value-type="float" office:value="-25.123" calcext:value-type="float">
            <text:p>-25.123</text:p>
          </table:table-cell>
        </table:table-row>
        <table:table-row table:style-name="ro1">
          <table:table-cell office:value-type="string" calcext:value-type="string">
            <text:p>2012/2/29</text:p>
          </table:table-cell>
          <table:table-cell office:value-type="float" office:value="217.70872" calcext:value-type="float">
            <text:p>217.70872</text:p>
          </table:table-cell>
          <table:table-cell office:value-type="float" office:value="-28.28308" calcext:value-type="float">
            <text:p>-28.28308</text:p>
          </table:table-cell>
        </table:table-row>
        <table:table-row table:style-name="ro1">
          <table:table-cell office:value-type="string" calcext:value-type="string">
            <text:p>2012/3/1</text:p>
          </table:table-cell>
          <table:table-cell office:value-type="float" office:value="214.5459" calcext:value-type="float">
            <text:p>214.5459</text:p>
          </table:table-cell>
          <table:table-cell office:value-type="float" office:value="-31.4459" calcext:value-type="float">
            <text:p>-31.4459</text:p>
          </table:table-cell>
        </table:table-row>
        <table:table-row table:style-name="ro1">
          <table:table-cell office:value-type="string" calcext:value-type="string">
            <text:p>2012/3/2</text:p>
          </table:table-cell>
          <table:table-cell office:value-type="float" office:value="211.38234" calcext:value-type="float">
            <text:p>211.38234</text:p>
          </table:table-cell>
          <table:table-cell office:value-type="float" office:value="-34.60946" calcext:value-type="float">
            <text:p>-34.60946</text:p>
          </table:table-cell>
        </table:table-row>
        <table:table-row table:style-name="ro1">
          <table:table-cell office:value-type="string" calcext:value-type="string">
            <text:p>2012/3/3</text:p>
          </table:table-cell>
          <table:table-cell office:value-type="float" office:value="208.21978" calcext:value-type="float">
            <text:p>208.21978</text:p>
          </table:table-cell>
          <table:table-cell office:value-type="float" office:value="-37.77202" calcext:value-type="float">
            <text:p>-37.77202</text:p>
          </table:table-cell>
        </table:table-row>
        <table:table-row table:style-name="ro1">
          <table:table-cell office:value-type="string" calcext:value-type="string">
            <text:p>2012/3/5</text:p>
          </table:table-cell>
          <table:table-cell office:value-type="float" office:value="205.0578" calcext:value-type="float">
            <text:p>205.0578</text:p>
          </table:table-cell>
          <table:table-cell office:value-type="float" office:value="-40.934" calcext:value-type="float">
            <text:p>-40.934</text:p>
          </table:table-cell>
        </table:table-row>
        <table:table-row table:style-name="ro1">
          <table:table-cell office:value-type="string" calcext:value-type="string">
            <text:p>2012/3/6</text:p>
          </table:table-cell>
          <table:table-cell office:value-type="float" office:value="201.89744" calcext:value-type="float">
            <text:p>201.89744</text:p>
          </table:table-cell>
          <table:table-cell office:value-type="float" office:value="-44.09436" calcext:value-type="float">
            <text:p>-44.09436</text:p>
          </table:table-cell>
        </table:table-row>
        <table:table-row table:style-name="ro1">
          <table:table-cell office:value-type="string" calcext:value-type="string">
            <text:p>2012/3/7</text:p>
          </table:table-cell>
          <table:table-cell office:value-type="float" office:value="198.7404" calcext:value-type="float">
            <text:p>198.7404</text:p>
          </table:table-cell>
          <table:table-cell office:value-type="float" office:value="-47.2514" calcext:value-type="float">
            <text:p>-47.2514</text:p>
          </table:table-cell>
        </table:table-row>
        <table:table-row table:style-name="ro1">
          <table:table-cell office:value-type="string" calcext:value-type="string">
            <text:p>2012/3/8</text:p>
          </table:table-cell>
          <table:table-cell office:value-type="float" office:value="195.58168" calcext:value-type="float">
            <text:p>195.58168</text:p>
          </table:table-cell>
          <table:table-cell office:value-type="float" office:value="-50.41012" calcext:value-type="float">
            <text:p>-50.41012</text:p>
          </table:table-cell>
        </table:table-row>
        <table:table-row table:style-name="ro1">
          <table:table-cell office:value-type="string" calcext:value-type="string">
            <text:p>2012/3/9</text:p>
          </table:table-cell>
          <table:table-cell office:value-type="float" office:value="192.42192" calcext:value-type="float">
            <text:p>192.42192</text:p>
          </table:table-cell>
          <table:table-cell office:value-type="float" office:value="-53.56988" calcext:value-type="float">
            <text:p>-53.56988</text:p>
          </table:table-cell>
        </table:table-row>
        <table:table-row table:style-name="ro1">
          <table:table-cell office:value-type="string" calcext:value-type="string">
            <text:p>2012/3/12</text:p>
          </table:table-cell>
          <table:table-cell office:value-type="float" office:value="189.262" calcext:value-type="float">
            <text:p>189.262</text:p>
          </table:table-cell>
          <table:table-cell office:value-type="float" office:value="-56.7298" calcext:value-type="float">
            <text:p>-56.7298</text:p>
          </table:table-cell>
        </table:table-row>
        <table:table-row table:style-name="ro1">
          <table:table-cell office:value-type="string" calcext:value-type="string">
            <text:p>2012/3/13</text:p>
          </table:table-cell>
          <table:table-cell office:value-type="float" office:value="268.10106" calcext:value-type="float">
            <text:p>268.10106</text:p>
          </table:table-cell>
          <table:table-cell office:value-type="float" office:value="22.10926" calcext:value-type="float">
            <text:p>22.10926</text:p>
          </table:table-cell>
        </table:table-row>
        <table:table-row table:style-name="ro1">
          <table:table-cell office:value-type="string" calcext:value-type="string">
            <text:p>2012/3/14</text:p>
          </table:table-cell>
          <table:table-cell office:value-type="float" office:value="264.93802" calcext:value-type="float">
            <text:p>264.93802</text:p>
          </table:table-cell>
          <table:table-cell office:value-type="float" office:value="18.94622" calcext:value-type="float">
            <text:p>18.94622</text:p>
          </table:table-cell>
        </table:table-row>
        <table:table-row table:style-name="ro1">
          <table:table-cell office:value-type="string" calcext:value-type="string">
            <text:p>2012/3/15</text:p>
          </table:table-cell>
          <table:table-cell office:value-type="float" office:value="261.77526" calcext:value-type="float">
            <text:p>261.77526</text:p>
          </table:table-cell>
          <table:table-cell office:value-type="float" office:value="15.78346" calcext:value-type="float">
            <text:p>15.78346</text:p>
          </table:table-cell>
        </table:table-row>
        <table:table-row table:style-name="ro1">
          <table:table-cell office:value-type="string" calcext:value-type="string">
            <text:p>2012/3/16</text:p>
          </table:table-cell>
          <table:table-cell office:value-type="float" office:value="258.6127" calcext:value-type="float">
            <text:p>258.6127</text:p>
          </table:table-cell>
          <table:table-cell office:value-type="float" office:value="12.6209" calcext:value-type="float">
            <text:p>12.6209</text:p>
          </table:table-cell>
        </table:table-row>
        <table:table-row table:style-name="ro1">
          <table:table-cell office:value-type="string" calcext:value-type="string">
            <text:p>2012/3/19</text:p>
          </table:table-cell>
          <table:table-cell office:value-type="float" office:value="255.45048" calcext:value-type="float">
            <text:p>255.45048</text:p>
          </table:table-cell>
          <table:table-cell office:value-type="float" office:value="9.45868" calcext:value-type="float">
            <text:p>9.45868</text:p>
          </table:table-cell>
        </table:table-row>
        <table:table-row table:style-name="ro1">
          <table:table-cell office:value-type="string" calcext:value-type="string">
            <text:p>2012/3/20</text:p>
          </table:table-cell>
          <table:table-cell office:value-type="float" office:value="252.28898" calcext:value-type="float">
            <text:p>252.28898</text:p>
          </table:table-cell>
          <table:table-cell office:value-type="float" office:value="6.29718" calcext:value-type="float">
            <text:p>6.29718</text:p>
          </table:table-cell>
        </table:table-row>
        <table:table-row table:style-name="ro1">
          <table:table-cell office:value-type="string" calcext:value-type="string">
            <text:p>2012/3/21</text:p>
          </table:table-cell>
          <table:table-cell office:value-type="float" office:value="249.1297" calcext:value-type="float">
            <text:p>249.1297</text:p>
          </table:table-cell>
          <table:table-cell office:value-type="float" office:value="3.1379" calcext:value-type="float">
            <text:p>3.1379</text:p>
          </table:table-cell>
        </table:table-row>
        <table:table-row table:style-name="ro1">
          <table:table-cell office:value-type="string" calcext:value-type="string">
            <text:p>2012/3/22</text:p>
          </table:table-cell>
          <table:table-cell office:value-type="float" office:value="327.96792" calcext:value-type="float">
            <text:p>327.96792</text:p>
          </table:table-cell>
          <table:table-cell office:value-type="float" office:value="-0.02224" calcext:value-type="float">
            <text:p>-0.02224</text:p>
          </table:table-cell>
        </table:table-row>
        <table:table-row table:style-name="ro1">
          <table:table-cell office:value-type="string" calcext:value-type="string">
            <text:p>2012/3/23</text:p>
          </table:table-cell>
          <table:table-cell office:value-type="float" office:value="324.80594" calcext:value-type="float">
            <text:p>324.80594</text:p>
          </table:table-cell>
          <table:table-cell office:value-type="float" office:value="-3.18422" calcext:value-type="float">
            <text:p>-3.18422</text:p>
          </table:table-cell>
        </table:table-row>
        <table:table-row table:style-name="ro1">
          <table:table-cell office:value-type="string" calcext:value-type="string">
            <text:p>2012/3/26</text:p>
          </table:table-cell>
          <table:table-cell office:value-type="float" office:value="321.64436" calcext:value-type="float">
            <text:p>321.64436</text:p>
          </table:table-cell>
          <table:table-cell office:value-type="float" office:value="-6.3458" calcext:value-type="float">
            <text:p>-6.3458</text:p>
          </table:table-cell>
        </table:table-row>
        <table:table-row table:style-name="ro1">
          <table:table-cell office:value-type="string" calcext:value-type="string">
            <text:p>2012/3/27</text:p>
          </table:table-cell>
          <table:table-cell office:value-type="float" office:value="318.4844" calcext:value-type="float">
            <text:p>318.4844</text:p>
          </table:table-cell>
          <table:table-cell office:value-type="float" office:value="-9.50576" calcext:value-type="float">
            <text:p>-9.50576</text:p>
          </table:table-cell>
        </table:table-row>
        <table:table-row table:style-name="ro1">
          <table:table-cell office:value-type="string" calcext:value-type="string">
            <text:p>2012/3/28</text:p>
          </table:table-cell>
          <table:table-cell office:value-type="float" office:value="315.32414" calcext:value-type="float">
            <text:p>315.32414</text:p>
          </table:table-cell>
          <table:table-cell office:value-type="float" office:value="-12.66602" calcext:value-type="float">
            <text:p>-12.66602</text:p>
          </table:table-cell>
        </table:table-row>
        <table:table-row table:style-name="ro1">
          <table:table-cell office:value-type="string" calcext:value-type="string">
            <text:p>2012/3/29</text:p>
          </table:table-cell>
          <table:table-cell office:value-type="float" office:value="312.16422" calcext:value-type="float">
            <text:p>312.16422</text:p>
          </table:table-cell>
          <table:table-cell office:value-type="float" office:value="-15.82594" calcext:value-type="float">
            <text:p>-15.82594</text:p>
          </table:table-cell>
        </table:table-row>
        <table:table-row table:style-name="ro1">
          <table:table-cell office:value-type="string" calcext:value-type="string">
            <text:p>2012/3/30</text:p>
          </table:table-cell>
          <table:table-cell office:value-type="float" office:value="391.00642" calcext:value-type="float">
            <text:p>391.00642</text:p>
          </table:table-cell>
          <table:table-cell office:value-type="float" office:value="-18.9821" calcext:value-type="float">
            <text:p>-18.9821</text:p>
          </table:table-cell>
        </table:table-row>
        <table:table-row table:style-name="ro1">
          <table:table-cell office:value-type="string" calcext:value-type="string">
            <text:p>2012/4/2</text:p>
          </table:table-cell>
          <table:table-cell office:value-type="float" office:value="387.8487" calcext:value-type="float">
            <text:p>387.8487</text:p>
          </table:table-cell>
          <table:table-cell office:value-type="float" office:value="-22.13982" calcext:value-type="float">
            <text:p>-22.13982</text:p>
          </table:table-cell>
        </table:table-row>
        <table:table-row table:style-name="ro1">
          <table:table-cell office:value-type="string" calcext:value-type="string">
            <text:p>2012/4/3</text:p>
          </table:table-cell>
          <table:table-cell office:value-type="float" office:value="384.69096" calcext:value-type="float">
            <text:p>384.69096</text:p>
          </table:table-cell>
          <table:table-cell office:value-type="float" office:value="-25.29756" calcext:value-type="float">
            <text:p>-25.29756</text:p>
          </table:table-cell>
        </table:table-row>
        <table:table-row table:style-name="ro1">
          <table:table-cell office:value-type="string" calcext:value-type="string">
            <text:p>2012/4/5</text:p>
          </table:table-cell>
          <table:table-cell office:value-type="float" office:value="381.53798" calcext:value-type="float">
            <text:p>381.53798</text:p>
          </table:table-cell>
          <table:table-cell office:value-type="float" office:value="-28.45054" calcext:value-type="float">
            <text:p>-28.45054</text:p>
          </table:table-cell>
        </table:table-row>
        <table:table-row table:style-name="ro1">
          <table:table-cell office:value-type="string" calcext:value-type="string">
            <text:p>2012/4/6</text:p>
          </table:table-cell>
          <table:table-cell office:value-type="float" office:value="378.38522" calcext:value-type="float">
            <text:p>378.38522</text:p>
          </table:table-cell>
          <table:table-cell office:value-type="float" office:value="-31.6033" calcext:value-type="float">
            <text:p>-31.6033</text:p>
          </table:table-cell>
        </table:table-row>
        <table:table-row table:style-name="ro1">
          <table:table-cell office:value-type="string" calcext:value-type="string">
            <text:p>2012/4/9</text:p>
          </table:table-cell>
          <table:table-cell office:value-type="float" office:value="375.23382" calcext:value-type="float">
            <text:p>375.23382</text:p>
          </table:table-cell>
          <table:table-cell office:value-type="float" office:value="-34.7547" calcext:value-type="float">
            <text:p>-34.7547</text:p>
          </table:table-cell>
        </table:table-row>
        <table:table-row table:style-name="ro1">
          <table:table-cell office:value-type="string" calcext:value-type="string">
            <text:p>2012/4/10</text:p>
          </table:table-cell>
          <table:table-cell office:value-type="float" office:value="372.0812" calcext:value-type="float">
            <text:p>372.0812</text:p>
          </table:table-cell>
          <table:table-cell office:value-type="float" office:value="-37.90732" calcext:value-type="float">
            <text:p>-37.90732</text:p>
          </table:table-cell>
        </table:table-row>
        <table:table-row table:style-name="ro1">
          <table:table-cell office:value-type="string" calcext:value-type="string">
            <text:p>2012/4/11</text:p>
          </table:table-cell>
          <table:table-cell office:value-type="float" office:value="450.92938" calcext:value-type="float">
            <text:p>450.92938</text:p>
          </table:table-cell>
          <table:table-cell office:value-type="float" office:value="-41.0575" calcext:value-type="float">
            <text:p>-41.0575</text:p>
          </table:table-cell>
        </table:table-row>
        <table:table-row table:style-name="ro1">
          <table:table-cell office:value-type="string" calcext:value-type="string">
            <text:p>2012/4/12</text:p>
          </table:table-cell>
          <table:table-cell office:value-type="float" office:value="447.77722" calcext:value-type="float">
            <text:p>447.77722</text:p>
          </table:table-cell>
          <table:table-cell office:value-type="float" office:value="-44.20966" calcext:value-type="float">
            <text:p>-44.20966</text:p>
          </table:table-cell>
        </table:table-row>
        <table:table-row table:style-name="ro1">
          <table:table-cell office:value-type="string" calcext:value-type="string">
            <text:p>2012/4/13</text:p>
          </table:table-cell>
          <table:table-cell office:value-type="float" office:value="444.62324" calcext:value-type="float">
            <text:p>444.62324</text:p>
          </table:table-cell>
          <table:table-cell office:value-type="float" office:value="-47.36364" calcext:value-type="float">
            <text:p>-47.36364</text:p>
          </table:table-cell>
        </table:table-row>
        <table:table-row table:style-name="ro1">
          <table:table-cell office:value-type="string" calcext:value-type="string">
            <text:p>2012/4/16</text:p>
          </table:table-cell>
          <table:table-cell office:value-type="float" office:value="441.46928" calcext:value-type="float">
            <text:p>441.46928</text:p>
          </table:table-cell>
          <table:table-cell office:value-type="float" office:value="-50.5176" calcext:value-type="float">
            <text:p>-50.5176</text:p>
          </table:table-cell>
        </table:table-row>
        <table:table-row table:style-name="ro1">
          <table:table-cell office:value-type="string" calcext:value-type="string">
            <text:p>2012/4/17</text:p>
          </table:table-cell>
          <table:table-cell office:value-type="float" office:value="438.31516" calcext:value-type="float">
            <text:p>438.31516</text:p>
          </table:table-cell>
          <table:table-cell office:value-type="float" office:value="-53.67172" calcext:value-type="float">
            <text:p>-53.67172</text:p>
          </table:table-cell>
        </table:table-row>
        <table:table-row table:style-name="ro1">
          <table:table-cell office:value-type="string" calcext:value-type="string">
            <text:p>2012/4/18</text:p>
          </table:table-cell>
          <table:table-cell office:value-type="float" office:value="435.1614" calcext:value-type="float">
            <text:p>435.1614</text:p>
          </table:table-cell>
          <table:table-cell office:value-type="float" office:value="-56.82548" calcext:value-type="float">
            <text:p>-56.82548</text:p>
          </table:table-cell>
        </table:table-row>
        <table:table-row table:style-name="ro1">
          <table:table-cell office:value-type="string" calcext:value-type="string">
            <text:p>2012/4/19</text:p>
          </table:table-cell>
          <table:table-cell office:value-type="float" office:value="432.00962" calcext:value-type="float">
            <text:p>432.00962</text:p>
          </table:table-cell>
          <table:table-cell office:value-type="float" office:value="-59.97726" calcext:value-type="float">
            <text:p>-59.97726</text:p>
          </table:table-cell>
        </table:table-row>
        <table:table-row table:style-name="ro1">
          <table:table-cell office:value-type="string" calcext:value-type="string">
            <text:p>2012/4/20</text:p>
          </table:table-cell>
          <table:table-cell office:value-type="float" office:value="428.85804" calcext:value-type="float">
            <text:p>428.85804</text:p>
          </table:table-cell>
          <table:table-cell office:value-type="float" office:value="-63.12884" calcext:value-type="float">
            <text:p>-63.12884</text:p>
          </table:table-cell>
        </table:table-row>
        <table:table-row table:style-name="ro1">
          <table:table-cell office:value-type="string" calcext:value-type="string">
            <text:p>2012/4/23</text:p>
          </table:table-cell>
          <table:table-cell office:value-type="float" office:value="425.7081" calcext:value-type="float">
            <text:p>425.7081</text:p>
          </table:table-cell>
          <table:table-cell office:value-type="float" office:value="-66.27878" calcext:value-type="float">
            <text:p>-66.27878</text:p>
          </table:table-cell>
        </table:table-row>
        <table:table-row table:style-name="ro1">
          <table:table-cell office:value-type="string" calcext:value-type="string">
            <text:p>2012/4/24</text:p>
          </table:table-cell>
          <table:table-cell office:value-type="float" office:value="504.55748" calcext:value-type="float">
            <text:p>504.55748</text:p>
          </table:table-cell>
          <table:table-cell office:value-type="float" office:value="-69.42776" calcext:value-type="float">
            <text:p>-69.42776</text:p>
          </table:table-cell>
        </table:table-row>
        <table:table-row table:style-name="ro1">
          <table:table-cell office:value-type="string" calcext:value-type="string">
            <text:p>2012/4/25</text:p>
          </table:table-cell>
          <table:table-cell office:value-type="float" office:value="501.40664" calcext:value-type="float">
            <text:p>501.40664</text:p>
          </table:table-cell>
          <table:table-cell office:value-type="float" office:value="-72.5786" calcext:value-type="float">
            <text:p>-72.5786</text:p>
          </table:table-cell>
        </table:table-row>
        <table:table-row table:style-name="ro1">
          <table:table-cell office:value-type="string" calcext:value-type="string">
            <text:p>2012/4/26</text:p>
          </table:table-cell>
          <table:table-cell office:value-type="float" office:value="498.25514" calcext:value-type="float">
            <text:p>498.25514</text:p>
          </table:table-cell>
          <table:table-cell office:value-type="float" office:value="-75.7301" calcext:value-type="float">
            <text:p>-75.7301</text:p>
          </table:table-cell>
        </table:table-row>
        <table:table-row table:style-name="ro1">
          <table:table-cell office:value-type="string" calcext:value-type="string">
            <text:p>2012/4/27</text:p>
          </table:table-cell>
          <table:table-cell office:value-type="float" office:value="495.10426" calcext:value-type="float">
            <text:p>495.10426</text:p>
          </table:table-cell>
          <table:table-cell office:value-type="float" office:value="-78.88098" calcext:value-type="float">
            <text:p>-78.88098</text:p>
          </table:table-cell>
        </table:table-row>
        <table:table-row table:style-name="ro1">
          <table:table-cell office:value-type="string" calcext:value-type="string">
            <text:p>2012/4/30</text:p>
          </table:table-cell>
          <table:table-cell office:value-type="float" office:value="491.95542" calcext:value-type="float">
            <text:p>491.95542</text:p>
          </table:table-cell>
          <table:table-cell office:value-type="float" office:value="-82.02982" calcext:value-type="float">
            <text:p>-82.02982</text:p>
          </table:table-cell>
        </table:table-row>
        <table:table-row table:style-name="ro1">
          <table:table-cell office:value-type="string" calcext:value-type="string">
            <text:p>2012/5/2</text:p>
          </table:table-cell>
          <table:table-cell office:value-type="float" office:value="570.8039" calcext:value-type="float">
            <text:p>570.8039</text:p>
          </table:table-cell>
          <table:table-cell office:value-type="float" office:value="-85.1797" calcext:value-type="float">
            <text:p>-85.1797</text:p>
          </table:table-cell>
        </table:table-row>
        <table:table-row table:style-name="ro1">
          <table:table-cell office:value-type="string" calcext:value-type="string">
            <text:p>2012/5/3</text:p>
          </table:table-cell>
          <table:table-cell office:value-type="float" office:value="588.80352" calcext:value-type="float">
            <text:p>588.80352</text:p>
          </table:table-cell>
          <table:table-cell office:value-type="float" office:value="-67.18008" calcext:value-type="float">
            <text:p>-67.18008</text:p>
          </table:table-cell>
        </table:table-row>
        <table:table-row table:style-name="ro1">
          <table:table-cell office:value-type="string" calcext:value-type="string">
            <text:p>2012/5/4</text:p>
          </table:table-cell>
          <table:table-cell office:value-type="float" office:value="585.65126" calcext:value-type="float">
            <text:p>585.65126</text:p>
          </table:table-cell>
          <table:table-cell office:value-type="float" office:value="-70.33234" calcext:value-type="float">
            <text:p>-70.33234</text:p>
          </table:table-cell>
        </table:table-row>
        <table:table-row table:style-name="ro1">
          <table:table-cell office:value-type="string" calcext:value-type="string">
            <text:p>2012/5/7</text:p>
          </table:table-cell>
          <table:table-cell office:value-type="float" office:value="582.50016" calcext:value-type="float">
            <text:p>582.50016</text:p>
          </table:table-cell>
          <table:table-cell office:value-type="float" office:value="-73.48344" calcext:value-type="float">
            <text:p>-73.48344</text:p>
          </table:table-cell>
        </table:table-row>
        <table:table-row table:style-name="ro1">
          <table:table-cell office:value-type="string" calcext:value-type="string">
            <text:p>2012/5/8</text:p>
          </table:table-cell>
          <table:table-cell office:value-type="float" office:value="579.3498" calcext:value-type="float">
            <text:p>579.3498</text:p>
          </table:table-cell>
          <table:table-cell office:value-type="float" office:value="-76.6338" calcext:value-type="float">
            <text:p>-76.6338</text:p>
          </table:table-cell>
        </table:table-row>
        <table:table-row table:style-name="ro1">
          <table:table-cell office:value-type="string" calcext:value-type="string">
            <text:p>2012/5/9</text:p>
          </table:table-cell>
          <table:table-cell office:value-type="float" office:value="576.20048" calcext:value-type="float">
            <text:p>576.20048</text:p>
          </table:table-cell>
          <table:table-cell office:value-type="float" office:value="-79.78312" calcext:value-type="float">
            <text:p>-79.78312</text:p>
          </table:table-cell>
        </table:table-row>
        <table:table-row table:style-name="ro1">
          <table:table-cell office:value-type="string" calcext:value-type="string">
            <text:p>2012/5/10</text:p>
          </table:table-cell>
          <table:table-cell office:value-type="float" office:value="655.05038" calcext:value-type="float">
            <text:p>655.05038</text:p>
          </table:table-cell>
          <table:table-cell office:value-type="float" office:value="-0.93322" calcext:value-type="float">
            <text:p>-0.93322</text:p>
          </table:table-cell>
        </table:table-row>
        <table:table-row table:style-name="ro1">
          <table:table-cell office:value-type="string" calcext:value-type="string">
            <text:p>2012/5/11</text:p>
          </table:table-cell>
          <table:table-cell office:value-type="float" office:value="651.90126" calcext:value-type="float">
            <text:p>651.90126</text:p>
          </table:table-cell>
          <table:table-cell office:value-type="float" office:value="-4.08234" calcext:value-type="float">
            <text:p>-4.08234</text:p>
          </table:table-cell>
        </table:table-row>
        <table:table-row table:style-name="ro1">
          <table:table-cell office:value-type="string" calcext:value-type="string">
            <text:p>2012/5/14</text:p>
          </table:table-cell>
          <table:table-cell office:value-type="float" office:value="648.75378" calcext:value-type="float">
            <text:p>648.75378</text:p>
          </table:table-cell>
          <table:table-cell office:value-type="float" office:value="-7.22982" calcext:value-type="float">
            <text:p>-7.22982</text:p>
          </table:table-cell>
        </table:table-row>
        <table:table-row table:style-name="ro1">
          <table:table-cell office:value-type="string" calcext:value-type="string">
            <text:p>2012/5/15</text:p>
          </table:table-cell>
          <table:table-cell office:value-type="float" office:value="727.60608" calcext:value-type="float">
            <text:p>727.60608</text:p>
          </table:table-cell>
          <table:table-cell office:value-type="float" office:value="-10.37588" calcext:value-type="float">
            <text:p>-10.37588</text:p>
          </table:table-cell>
        </table:table-row>
        <table:table-row table:style-name="ro1">
          <table:table-cell office:value-type="string" calcext:value-type="string">
            <text:p>2012/5/16</text:p>
          </table:table-cell>
          <table:table-cell office:value-type="float" office:value="724.459" calcext:value-type="float">
            <text:p>724.459</text:p>
          </table:table-cell>
          <table:table-cell office:value-type="float" office:value="-13.52296" calcext:value-type="float">
            <text:p>-13.52296</text:p>
          </table:table-cell>
        </table:table-row>
        <table:table-row table:style-name="ro1">
          <table:table-cell office:value-type="string" calcext:value-type="string">
            <text:p>2012/5/17</text:p>
          </table:table-cell>
          <table:table-cell office:value-type="float" office:value="721.31372" calcext:value-type="float">
            <text:p>721.31372</text:p>
          </table:table-cell>
          <table:table-cell office:value-type="float" office:value="-16.66824" calcext:value-type="float">
            <text:p>-16.66824</text:p>
          </table:table-cell>
        </table:table-row>
        <table:table-row table:style-name="ro1">
          <table:table-cell office:value-type="string" calcext:value-type="string">
            <text:p>2012/5/18</text:p>
          </table:table-cell>
          <table:table-cell office:value-type="float" office:value="718.17048" calcext:value-type="float">
            <text:p>718.17048</text:p>
          </table:table-cell>
          <table:table-cell office:value-type="float" office:value="-19.81148" calcext:value-type="float">
            <text:p>-19.81148</text:p>
          </table:table-cell>
        </table:table-row>
        <table:table-row table:style-name="ro1">
          <table:table-cell office:value-type="string" calcext:value-type="string">
            <text:p>2012/5/21</text:p>
          </table:table-cell>
          <table:table-cell office:value-type="float" office:value="715.02694" calcext:value-type="float">
            <text:p>715.02694</text:p>
          </table:table-cell>
          <table:table-cell office:value-type="float" office:value="-22.95502" calcext:value-type="float">
            <text:p>-22.95502</text:p>
          </table:table-cell>
        </table:table-row>
        <table:table-row table:style-name="ro1">
          <table:table-cell office:value-type="string" calcext:value-type="string">
            <text:p>2012/5/22</text:p>
          </table:table-cell>
          <table:table-cell office:value-type="float" office:value="711.88198" calcext:value-type="float">
            <text:p>711.88198</text:p>
          </table:table-cell>
          <table:table-cell office:value-type="float" office:value="-26.09998" calcext:value-type="float">
            <text:p>-26.09998</text:p>
          </table:table-cell>
        </table:table-row>
        <table:table-row table:style-name="ro1">
          <table:table-cell office:value-type="string" calcext:value-type="string">
            <text:p>2012/5/23</text:p>
          </table:table-cell>
          <table:table-cell office:value-type="float" office:value="708.73892" calcext:value-type="float">
            <text:p>708.73892</text:p>
          </table:table-cell>
          <table:table-cell office:value-type="float" office:value="-29.24304" calcext:value-type="float">
            <text:p>-29.24304</text:p>
          </table:table-cell>
        </table:table-row>
        <table:table-row table:style-name="ro1">
          <table:table-cell office:value-type="string" calcext:value-type="string">
            <text:p>2012/5/24</text:p>
          </table:table-cell>
          <table:table-cell office:value-type="float" office:value="705.59584" calcext:value-type="float">
            <text:p>705.59584</text:p>
          </table:table-cell>
          <table:table-cell office:value-type="float" office:value="-32.38612" calcext:value-type="float">
            <text:p>-32.38612</text:p>
          </table:table-cell>
        </table:table-row>
        <table:table-row table:style-name="ro1">
          <table:table-cell office:value-type="string" calcext:value-type="string">
            <text:p>2012/5/25</text:p>
          </table:table-cell>
          <table:table-cell office:value-type="float" office:value="702.45278" calcext:value-type="float">
            <text:p>702.45278</text:p>
          </table:table-cell>
          <table:table-cell office:value-type="float" office:value="-35.52918" calcext:value-type="float">
            <text:p>-35.52918</text:p>
          </table:table-cell>
        </table:table-row>
        <table:table-row table:style-name="ro1">
          <table:table-cell office:value-type="string" calcext:value-type="string">
            <text:p>2012/5/28</text:p>
          </table:table-cell>
          <table:table-cell office:value-type="float" office:value="699.31138" calcext:value-type="float">
            <text:p>699.31138</text:p>
          </table:table-cell>
          <table:table-cell office:value-type="float" office:value="-38.67058" calcext:value-type="float">
            <text:p>-38.67058</text:p>
          </table:table-cell>
        </table:table-row>
        <table:table-row table:style-name="ro1">
          <table:table-cell office:value-type="string" calcext:value-type="string">
            <text:p>2012/5/29</text:p>
          </table:table-cell>
          <table:table-cell office:value-type="float" office:value="778.1673" calcext:value-type="float">
            <text:p>778.1673</text:p>
          </table:table-cell>
          <table:table-cell office:value-type="float" office:value="-41.81302" calcext:value-type="float">
            <text:p>-41.81302</text:p>
          </table:table-cell>
        </table:table-row>
        <table:table-row table:style-name="ro1">
          <table:table-cell office:value-type="string" calcext:value-type="string">
            <text:p>2012/5/30</text:p>
          </table:table-cell>
          <table:table-cell office:value-type="float" office:value="775.02194" calcext:value-type="float">
            <text:p>775.02194</text:p>
          </table:table-cell>
          <table:table-cell office:value-type="float" office:value="-44.95838" calcext:value-type="float">
            <text:p>-44.95838</text:p>
          </table:table-cell>
        </table:table-row>
        <table:table-row table:style-name="ro1">
          <table:table-cell office:value-type="string" calcext:value-type="string">
            <text:p>2012/5/31</text:p>
          </table:table-cell>
          <table:table-cell office:value-type="float" office:value="853.8775" calcext:value-type="float">
            <text:p>853.8775</text:p>
          </table:table-cell>
          <table:table-cell office:value-type="float" office:value="-48.10118" calcext:value-type="float">
            <text:p>-48.10118</text:p>
          </table:table-cell>
        </table:table-row>
        <table:table-row table:style-name="ro1">
          <table:table-cell office:value-type="string" calcext:value-type="string">
            <text:p>2012/6/1</text:p>
          </table:table-cell>
          <table:table-cell office:value-type="float" office:value="850.73354" calcext:value-type="float">
            <text:p>850.73354</text:p>
          </table:table-cell>
          <table:table-cell office:value-type="float" office:value="-51.24514" calcext:value-type="float">
            <text:p>-51.24514</text:p>
          </table:table-cell>
        </table:table-row>
        <table:table-row table:style-name="ro1">
          <table:table-cell office:value-type="string" calcext:value-type="string">
            <text:p>2012/6/4</text:p>
          </table:table-cell>
          <table:table-cell office:value-type="float" office:value="847.59504" calcext:value-type="float">
            <text:p>847.59504</text:p>
          </table:table-cell>
          <table:table-cell office:value-type="float" office:value="-54.38364" calcext:value-type="float">
            <text:p>-54.38364</text:p>
          </table:table-cell>
        </table:table-row>
        <table:table-row table:style-name="ro1">
          <table:table-cell office:value-type="string" calcext:value-type="string">
            <text:p>2012/6/5</text:p>
          </table:table-cell>
          <table:table-cell office:value-type="float" office:value="844.4561" calcext:value-type="float">
            <text:p>844.4561</text:p>
          </table:table-cell>
          <table:table-cell office:value-type="float" office:value="-57.52258" calcext:value-type="float">
            <text:p>-57.52258</text:p>
          </table:table-cell>
        </table:table-row>
        <table:table-row table:style-name="ro1">
          <table:table-cell office:value-type="string" calcext:value-type="string">
            <text:p>2012/6/6</text:p>
          </table:table-cell>
          <table:table-cell office:value-type="float" office:value="841.31636" calcext:value-type="float">
            <text:p>841.31636</text:p>
          </table:table-cell>
          <table:table-cell office:value-type="float" office:value="-60.66232" calcext:value-type="float">
            <text:p>-60.66232</text:p>
          </table:table-cell>
        </table:table-row>
        <table:table-row table:style-name="ro1">
          <table:table-cell office:value-type="string" calcext:value-type="string">
            <text:p>2012/6/7</text:p>
          </table:table-cell>
          <table:table-cell office:value-type="float" office:value="838.17362" calcext:value-type="float">
            <text:p>838.17362</text:p>
          </table:table-cell>
          <table:table-cell office:value-type="float" office:value="18.19658" calcext:value-type="float">
            <text:p>18.19658</text:p>
          </table:table-cell>
        </table:table-row>
        <table:table-row table:style-name="ro1">
          <table:table-cell office:value-type="string" calcext:value-type="string">
            <text:p>2012/6/8</text:p>
          </table:table-cell>
          <table:table-cell office:value-type="float" office:value="835.03352" calcext:value-type="float">
            <text:p>835.03352</text:p>
          </table:table-cell>
          <table:table-cell office:value-type="float" office:value="15.05648" calcext:value-type="float">
            <text:p>15.05648</text:p>
          </table:table-cell>
        </table:table-row>
        <table:table-row table:style-name="ro1">
          <table:table-cell office:value-type="string" calcext:value-type="string">
            <text:p>2012/6/11</text:p>
          </table:table-cell>
          <table:table-cell office:value-type="float" office:value="831.89176" calcext:value-type="float">
            <text:p>831.89176</text:p>
          </table:table-cell>
          <table:table-cell office:value-type="float" office:value="11.91472" calcext:value-type="float">
            <text:p>11.91472</text:p>
          </table:table-cell>
        </table:table-row>
        <table:table-row table:style-name="ro1">
          <table:table-cell office:value-type="string" calcext:value-type="string">
            <text:p>2012/6/12</text:p>
          </table:table-cell>
          <table:table-cell office:value-type="float" office:value="828.7522" calcext:value-type="float">
            <text:p>828.7522</text:p>
          </table:table-cell>
          <table:table-cell office:value-type="float" office:value="8.77516" calcext:value-type="float">
            <text:p>8.77516</text:p>
          </table:table-cell>
        </table:table-row>
        <table:table-row table:style-name="ro1">
          <table:table-cell office:value-type="string" calcext:value-type="string">
            <text:p>2012/6/13</text:p>
          </table:table-cell>
          <table:table-cell office:value-type="float" office:value="825.61126" calcext:value-type="float">
            <text:p>825.61126</text:p>
          </table:table-cell>
          <table:table-cell office:value-type="float" office:value="5.63422" calcext:value-type="float">
            <text:p>5.63422</text:p>
          </table:table-cell>
        </table:table-row>
        <table:table-row table:style-name="ro1">
          <table:table-cell office:value-type="string" calcext:value-type="string">
            <text:p>2012/6/14</text:p>
          </table:table-cell>
          <table:table-cell office:value-type="float" office:value="822.47046" calcext:value-type="float">
            <text:p>822.47046</text:p>
          </table:table-cell>
          <table:table-cell office:value-type="float" office:value="2.49342" calcext:value-type="float">
            <text:p>2.49342</text:p>
          </table:table-cell>
        </table:table-row>
        <table:table-row table:style-name="ro1">
          <table:table-cell office:value-type="string" calcext:value-type="string">
            <text:p>2012/6/15</text:p>
          </table:table-cell>
          <table:table-cell office:value-type="float" office:value="901.32786" calcext:value-type="float">
            <text:p>901.32786</text:p>
          </table:table-cell>
          <table:table-cell office:value-type="float" office:value="-0.64754" calcext:value-type="float">
            <text:p>-0.64754</text:p>
          </table:table-cell>
        </table:table-row>
        <table:table-row table:style-name="ro1">
          <table:table-cell office:value-type="string" calcext:value-type="string">
            <text:p>2012/6/18</text:p>
          </table:table-cell>
          <table:table-cell office:value-type="float" office:value="898.1819" calcext:value-type="float">
            <text:p>898.1819</text:p>
          </table:table-cell>
          <table:table-cell office:value-type="float" office:value="-3.7935" calcext:value-type="float">
            <text:p>-3.7935</text:p>
          </table:table-cell>
        </table:table-row>
        <table:table-row table:style-name="ro1">
          <table:table-cell office:value-type="string" calcext:value-type="string">
            <text:p>2012/6/19</text:p>
          </table:table-cell>
          <table:table-cell office:value-type="float" office:value="895.03662" calcext:value-type="float">
            <text:p>895.03662</text:p>
          </table:table-cell>
          <table:table-cell office:value-type="float" office:value="-6.93878" calcext:value-type="float">
            <text:p>-6.93878</text:p>
          </table:table-cell>
        </table:table-row>
        <table:table-row table:style-name="ro1">
          <table:table-cell office:value-type="string" calcext:value-type="string">
            <text:p>2012/6/20</text:p>
          </table:table-cell>
          <table:table-cell office:value-type="float" office:value="891.8908" calcext:value-type="float">
            <text:p>891.8908</text:p>
          </table:table-cell>
          <table:table-cell office:value-type="float" office:value="-10.0846" calcext:value-type="float">
            <text:p>-10.0846</text:p>
          </table:table-cell>
        </table:table-row>
        <table:table-row table:style-name="ro1">
          <table:table-cell office:value-type="string" calcext:value-type="string">
            <text:p>2012/6/21</text:p>
          </table:table-cell>
          <table:table-cell office:value-type="float" office:value="888.74756" calcext:value-type="float">
            <text:p>888.74756</text:p>
          </table:table-cell>
          <table:table-cell office:value-type="float" office:value="-13.22784" calcext:value-type="float">
            <text:p>-13.22784</text:p>
          </table:table-cell>
        </table:table-row>
        <table:table-row table:style-name="ro1">
          <table:table-cell office:value-type="string" calcext:value-type="string">
            <text:p>2012/6/22</text:p>
          </table:table-cell>
          <table:table-cell office:value-type="float" office:value="885.60756" calcext:value-type="float">
            <text:p>885.60756</text:p>
          </table:table-cell>
          <table:table-cell office:value-type="float" office:value="-16.36784" calcext:value-type="float">
            <text:p>-16.36784</text:p>
          </table:table-cell>
        </table:table-row>
        <table:table-row table:style-name="ro1">
          <table:table-cell office:value-type="string" calcext:value-type="string">
            <text:p>2012/6/25</text:p>
          </table:table-cell>
          <table:table-cell office:value-type="float" office:value="882.46856" calcext:value-type="float">
            <text:p>882.46856</text:p>
          </table:table-cell>
          <table:table-cell office:value-type="float" office:value="-19.50684" calcext:value-type="float">
            <text:p>-19.50684</text:p>
          </table:table-cell>
        </table:table-row>
        <table:table-row table:style-name="ro1">
          <table:table-cell office:value-type="string" calcext:value-type="string">
            <text:p>2012/6/26</text:p>
          </table:table-cell>
          <table:table-cell office:value-type="float" office:value="879.32972" calcext:value-type="float">
            <text:p>879.32972</text:p>
          </table:table-cell>
          <table:table-cell office:value-type="float" office:value="-22.64568" calcext:value-type="float">
            <text:p>-22.64568</text:p>
          </table:table-cell>
        </table:table-row>
        <table:table-row table:style-name="ro1">
          <table:table-cell office:value-type="string" calcext:value-type="string">
            <text:p>2012/6/27</text:p>
          </table:table-cell>
          <table:table-cell office:value-type="float" office:value="958.18976" calcext:value-type="float">
            <text:p>958.18976</text:p>
          </table:table-cell>
          <table:table-cell office:value-type="float" office:value="-25.784" calcext:value-type="float">
            <text:p>-25.784</text:p>
          </table:table-cell>
        </table:table-row>
        <table:table-row table:style-name="ro1">
          <table:table-cell office:value-type="string" calcext:value-type="string">
            <text:p>2012/6/28</text:p>
          </table:table-cell>
          <table:table-cell office:value-type="float" office:value="955.04938" calcext:value-type="float">
            <text:p>955.04938</text:p>
          </table:table-cell>
          <table:table-cell office:value-type="float" office:value="-28.92438" calcext:value-type="float">
            <text:p>-28.92438</text:p>
          </table:table-cell>
        </table:table-row>
        <table:table-row table:style-name="ro1">
          <table:table-cell office:value-type="string" calcext:value-type="string">
            <text:p>2012/6/29</text:p>
          </table:table-cell>
          <table:table-cell office:value-type="float" office:value="1033.90814" calcext:value-type="float">
            <text:p>1033.90814</text:p>
          </table:table-cell>
          <table:table-cell office:value-type="float" office:value="49.93438" calcext:value-type="float">
            <text:p>49.93438</text:p>
          </table:table-cell>
        </table:table-row>
        <table:table-row table:style-name="ro1">
          <table:table-cell office:value-type="string" calcext:value-type="string">
            <text:p>2012/7/2</text:p>
          </table:table-cell>
          <table:table-cell office:value-type="float" office:value="1030.76552" calcext:value-type="float">
            <text:p>1030.76552</text:p>
          </table:table-cell>
          <table:table-cell office:value-type="float" office:value="46.79176" calcext:value-type="float">
            <text:p>46.79176</text:p>
          </table:table-cell>
        </table:table-row>
        <table:table-row table:style-name="ro1">
          <table:table-cell office:value-type="string" calcext:value-type="string">
            <text:p>2012/7/3</text:p>
          </table:table-cell>
          <table:table-cell office:value-type="float" office:value="1109.62038" calcext:value-type="float">
            <text:p>1109.62038</text:p>
          </table:table-cell>
          <table:table-cell office:value-type="float" office:value="43.64826" calcext:value-type="float">
            <text:p>43.64826</text:p>
          </table:table-cell>
        </table:table-row>
        <table:table-row table:style-name="ro1">
          <table:table-cell office:value-type="string" calcext:value-type="string">
            <text:p>2012/7/4</text:p>
          </table:table-cell>
          <table:table-cell office:value-type="float" office:value="1106.47506" calcext:value-type="float">
            <text:p>1106.47506</text:p>
          </table:table-cell>
          <table:table-cell office:value-type="float" office:value="40.50294" calcext:value-type="float">
            <text:p>40.50294</text:p>
          </table:table-cell>
        </table:table-row>
        <table:table-row table:style-name="ro1">
          <table:table-cell office:value-type="string" calcext:value-type="string">
            <text:p>2012/7/5</text:p>
          </table:table-cell>
          <table:table-cell office:value-type="float" office:value="1103.32904" calcext:value-type="float">
            <text:p>1103.32904</text:p>
          </table:table-cell>
          <table:table-cell office:value-type="float" office:value="37.35692" calcext:value-type="float">
            <text:p>37.35692</text:p>
          </table:table-cell>
        </table:table-row>
        <table:table-row table:style-name="ro1">
          <table:table-cell office:value-type="string" calcext:value-type="string">
            <text:p>2012/7/6</text:p>
          </table:table-cell>
          <table:table-cell office:value-type="float" office:value="1100.18332" calcext:value-type="float">
            <text:p>1100.18332</text:p>
          </table:table-cell>
          <table:table-cell office:value-type="float" office:value="34.2112" calcext:value-type="float">
            <text:p>34.2112</text:p>
          </table:table-cell>
        </table:table-row>
        <table:table-row table:style-name="ro1">
          <table:table-cell office:value-type="string" calcext:value-type="string">
            <text:p>2012/7/9</text:p>
          </table:table-cell>
          <table:table-cell office:value-type="float" office:value="1131.18268" calcext:value-type="float">
            <text:p>1131.18268</text:p>
          </table:table-cell>
          <table:table-cell office:value-type="float" office:value="65.21056" calcext:value-type="float">
            <text:p>65.21056</text:p>
          </table:table-cell>
        </table:table-row>
        <table:table-row table:style-name="ro1">
          <table:table-cell office:value-type="string" calcext:value-type="string">
            <text:p>2012/7/10</text:p>
          </table:table-cell>
          <table:table-cell office:value-type="float" office:value="1128.0377" calcext:value-type="float">
            <text:p>1128.0377</text:p>
          </table:table-cell>
          <table:table-cell office:value-type="float" office:value="62.06558" calcext:value-type="float">
            <text:p>62.06558</text:p>
          </table:table-cell>
        </table:table-row>
        <table:table-row table:style-name="ro1">
          <table:table-cell office:value-type="string" calcext:value-type="string">
            <text:p>2012/7/11</text:p>
          </table:table-cell>
          <table:table-cell office:value-type="float" office:value="1124.89498" calcext:value-type="float">
            <text:p>1124.89498</text:p>
          </table:table-cell>
          <table:table-cell office:value-type="float" office:value="58.92286" calcext:value-type="float">
            <text:p>58.92286</text:p>
          </table:table-cell>
        </table:table-row>
        <table:table-row table:style-name="ro1">
          <table:table-cell office:value-type="string" calcext:value-type="string">
            <text:p>2012/7/12</text:p>
          </table:table-cell>
          <table:table-cell office:value-type="float" office:value="1121.7513" calcext:value-type="float">
            <text:p>1121.7513</text:p>
          </table:table-cell>
          <table:table-cell office:value-type="float" office:value="55.77918" calcext:value-type="float">
            <text:p>55.77918</text:p>
          </table:table-cell>
        </table:table-row>
        <table:table-row table:style-name="ro1">
          <table:table-cell office:value-type="string" calcext:value-type="string">
            <text:p>2012/7/13</text:p>
          </table:table-cell>
          <table:table-cell office:value-type="float" office:value="1118.60994" calcext:value-type="float">
            <text:p>1118.60994</text:p>
          </table:table-cell>
          <table:table-cell office:value-type="float" office:value="52.63782" calcext:value-type="float">
            <text:p>52.63782</text:p>
          </table:table-cell>
        </table:table-row>
        <table:table-row table:style-name="ro1">
          <table:table-cell office:value-type="string" calcext:value-type="string">
            <text:p>2012/7/16</text:p>
          </table:table-cell>
          <table:table-cell office:value-type="float" office:value="1115.4682" calcext:value-type="float">
            <text:p>1115.4682</text:p>
          </table:table-cell>
          <table:table-cell office:value-type="float" office:value="49.49608" calcext:value-type="float">
            <text:p>49.49608</text:p>
          </table:table-cell>
        </table:table-row>
        <table:table-row table:style-name="ro1">
          <table:table-cell office:value-type="string" calcext:value-type="string">
            <text:p>2012/7/17</text:p>
          </table:table-cell>
          <table:table-cell office:value-type="float" office:value="1194.32564" calcext:value-type="float">
            <text:p>1194.32564</text:p>
          </table:table-cell>
          <table:table-cell office:value-type="float" office:value="46.35516" calcext:value-type="float">
            <text:p>46.35516</text:p>
          </table:table-cell>
        </table:table-row>
        <table:table-row table:style-name="ro1">
          <table:table-cell office:value-type="string" calcext:value-type="string">
            <text:p>2012/7/18</text:p>
          </table:table-cell>
          <table:table-cell office:value-type="float" office:value="1191.18348" calcext:value-type="float">
            <text:p>1191.18348</text:p>
          </table:table-cell>
          <table:table-cell office:value-type="float" office:value="43.213" calcext:value-type="float">
            <text:p>43.213</text:p>
          </table:table-cell>
        </table:table-row>
        <table:table-row table:style-name="ro1">
          <table:table-cell office:value-type="string" calcext:value-type="string">
            <text:p>2012/7/19</text:p>
          </table:table-cell>
          <table:table-cell office:value-type="float" office:value="1188.04404" calcext:value-type="float">
            <text:p>1188.04404</text:p>
          </table:table-cell>
          <table:table-cell office:value-type="float" office:value="40.07356" calcext:value-type="float">
            <text:p>40.07356</text:p>
          </table:table-cell>
        </table:table-row>
        <table:table-row table:style-name="ro1">
          <table:table-cell office:value-type="string" calcext:value-type="string">
            <text:p>2012/7/20</text:p>
          </table:table-cell>
          <table:table-cell office:value-type="float" office:value="1184.90364" calcext:value-type="float">
            <text:p>1184.90364</text:p>
          </table:table-cell>
          <table:table-cell office:value-type="float" office:value="36.93316" calcext:value-type="float">
            <text:p>36.93316</text:p>
          </table:table-cell>
        </table:table-row>
        <table:table-row table:style-name="ro1">
          <table:table-cell office:value-type="string" calcext:value-type="string">
            <text:p>2012/7/23</text:p>
          </table:table-cell>
          <table:table-cell office:value-type="float" office:value="1181.76538" calcext:value-type="float">
            <text:p>1181.76538</text:p>
          </table:table-cell>
          <table:table-cell office:value-type="float" office:value="33.7949" calcext:value-type="float">
            <text:p>33.7949</text:p>
          </table:table-cell>
        </table:table-row>
        <table:table-row table:style-name="ro1">
          <table:table-cell office:value-type="string" calcext:value-type="string">
            <text:p>2012/7/24</text:p>
          </table:table-cell>
          <table:table-cell office:value-type="float" office:value="1178.62818" calcext:value-type="float">
            <text:p>1178.62818</text:p>
          </table:table-cell>
          <table:table-cell office:value-type="float" office:value="30.6577" calcext:value-type="float">
            <text:p>30.6577</text:p>
          </table:table-cell>
        </table:table-row>
        <table:table-row table:style-name="ro1">
          <table:table-cell office:value-type="string" calcext:value-type="string">
            <text:p>2012/7/25</text:p>
          </table:table-cell>
          <table:table-cell office:value-type="float" office:value="1257.49094" calcext:value-type="float">
            <text:p>1257.49094</text:p>
          </table:table-cell>
          <table:table-cell office:value-type="float" office:value="27.5221" calcext:value-type="float">
            <text:p>27.5221</text:p>
          </table:table-cell>
        </table:table-row>
        <table:table-row table:style-name="ro1">
          <table:table-cell office:value-type="string" calcext:value-type="string">
            <text:p>2012/7/26</text:p>
          </table:table-cell>
          <table:table-cell office:value-type="float" office:value="1254.35386" calcext:value-type="float">
            <text:p>1254.35386</text:p>
          </table:table-cell>
          <table:table-cell office:value-type="float" office:value="24.38502" calcext:value-type="float">
            <text:p>24.38502</text:p>
          </table:table-cell>
        </table:table-row>
        <table:table-row table:style-name="ro1">
          <table:table-cell office:value-type="string" calcext:value-type="string">
            <text:p>2012/7/27</text:p>
          </table:table-cell>
          <table:table-cell office:value-type="float" office:value="1251.21452" calcext:value-type="float">
            <text:p>1251.21452</text:p>
          </table:table-cell>
          <table:table-cell office:value-type="float" office:value="21.24568" calcext:value-type="float">
            <text:p>21.24568</text:p>
          </table:table-cell>
        </table:table-row>
        <table:table-row table:style-name="ro1">
          <table:table-cell office:value-type="string" calcext:value-type="string">
            <text:p>2012/7/30</text:p>
          </table:table-cell>
          <table:table-cell office:value-type="float" office:value="1248.07292" calcext:value-type="float">
            <text:p>1248.07292</text:p>
          </table:table-cell>
          <table:table-cell office:value-type="float" office:value="18.10408" calcext:value-type="float">
            <text:p>18.10408</text:p>
          </table:table-cell>
        </table:table-row>
        <table:table-row table:style-name="ro1">
          <table:table-cell office:value-type="string" calcext:value-type="string">
            <text:p>2012/7/31</text:p>
          </table:table-cell>
          <table:table-cell office:value-type="float" office:value="1244.93092" calcext:value-type="float">
            <text:p>1244.93092</text:p>
          </table:table-cell>
          <table:table-cell office:value-type="float" office:value="14.96208" calcext:value-type="float">
            <text:p>14.96208</text:p>
          </table:table-cell>
        </table:table-row>
        <table:table-row table:style-name="ro1">
          <table:table-cell office:value-type="string" calcext:value-type="string">
            <text:p>2012/8/1</text:p>
          </table:table-cell>
          <table:table-cell office:value-type="float" office:value="1241.78818" calcext:value-type="float">
            <text:p>1241.78818</text:p>
          </table:table-cell>
          <table:table-cell office:value-type="float" office:value="11.81934" calcext:value-type="float">
            <text:p>11.81934</text:p>
          </table:table-cell>
        </table:table-row>
        <table:table-row table:style-name="ro1">
          <table:table-cell office:value-type="string" calcext:value-type="string">
            <text:p>2012/8/3</text:p>
          </table:table-cell>
          <table:table-cell office:value-type="float" office:value="1238.64542" calcext:value-type="float">
            <text:p>1238.64542</text:p>
          </table:table-cell>
          <table:table-cell office:value-type="float" office:value="8.67658" calcext:value-type="float">
            <text:p>8.67658</text:p>
          </table:table-cell>
        </table:table-row>
        <table:table-row table:style-name="ro1">
          <table:table-cell office:value-type="string" calcext:value-type="string">
            <text:p>2012/8/6</text:p>
          </table:table-cell>
          <table:table-cell office:value-type="float" office:value="1235.4999" calcext:value-type="float">
            <text:p>1235.4999</text:p>
          </table:table-cell>
          <table:table-cell office:value-type="float" office:value="5.53106" calcext:value-type="float">
            <text:p>5.53106</text:p>
          </table:table-cell>
        </table:table-row>
        <table:table-row table:style-name="ro1">
          <table:table-cell office:value-type="string" calcext:value-type="string">
            <text:p>2012/8/7</text:p>
          </table:table-cell>
          <table:table-cell office:value-type="float" office:value="1232.35528" calcext:value-type="float">
            <text:p>1232.35528</text:p>
          </table:table-cell>
          <table:table-cell office:value-type="float" office:value="2.38644" calcext:value-type="float">
            <text:p>2.38644</text:p>
          </table:table-cell>
        </table:table-row>
        <table:table-row table:style-name="ro1">
          <table:table-cell office:value-type="string" calcext:value-type="string">
            <text:p>2012/8/8</text:p>
          </table:table-cell>
          <table:table-cell office:value-type="float" office:value="1229.2092" calcext:value-type="float">
            <text:p>1229.2092</text:p>
          </table:table-cell>
          <table:table-cell office:value-type="float" office:value="-0.75964" calcext:value-type="float">
            <text:p>-0.75964</text:p>
          </table:table-cell>
        </table:table-row>
        <table:table-row table:style-name="ro1">
          <table:table-cell office:value-type="string" calcext:value-type="string">
            <text:p>2012/8/9</text:p>
          </table:table-cell>
          <table:table-cell office:value-type="float" office:value="1308.06018" calcext:value-type="float">
            <text:p>1308.06018</text:p>
          </table:table-cell>
          <table:table-cell office:value-type="float" office:value="-3.90702" calcext:value-type="float">
            <text:p>-3.90702</text:p>
          </table:table-cell>
        </table:table-row>
        <table:table-row table:style-name="ro1">
          <table:table-cell office:value-type="string" calcext:value-type="string">
            <text:p>2012/8/10</text:p>
          </table:table-cell>
          <table:table-cell office:value-type="float" office:value="1304.91116" calcext:value-type="float">
            <text:p>1304.91116</text:p>
          </table:table-cell>
          <table:table-cell office:value-type="float" office:value="-7.05604" calcext:value-type="float">
            <text:p>-7.05604</text:p>
          </table:table-cell>
        </table:table-row>
        <table:table-row table:style-name="ro1">
          <table:table-cell office:value-type="string" calcext:value-type="string">
            <text:p>2012/8/13</text:p>
          </table:table-cell>
          <table:table-cell office:value-type="float" office:value="1301.76224" calcext:value-type="float">
            <text:p>1301.76224</text:p>
          </table:table-cell>
          <table:table-cell office:value-type="float" office:value="-10.20496" calcext:value-type="float">
            <text:p>-10.20496</text:p>
          </table:table-cell>
        </table:table-row>
        <table:table-row table:style-name="ro1">
          <table:table-cell office:value-type="string" calcext:value-type="string">
            <text:p>2012/8/14</text:p>
          </table:table-cell>
          <table:table-cell office:value-type="float" office:value="1298.6126" calcext:value-type="float">
            <text:p>1298.6126</text:p>
          </table:table-cell>
          <table:table-cell office:value-type="float" office:value="-13.3546" calcext:value-type="float">
            <text:p>-13.3546</text:p>
          </table:table-cell>
        </table:table-row>
        <table:table-row table:style-name="ro1">
          <table:table-cell office:value-type="string" calcext:value-type="string">
            <text:p>2012/8/15</text:p>
          </table:table-cell>
          <table:table-cell office:value-type="float" office:value="1295.46286" calcext:value-type="float">
            <text:p>1295.46286</text:p>
          </table:table-cell>
          <table:table-cell office:value-type="float" office:value="-16.50434" calcext:value-type="float">
            <text:p>-16.50434</text:p>
          </table:table-cell>
        </table:table-row>
        <table:table-row table:style-name="ro1">
          <table:table-cell office:value-type="string" calcext:value-type="string">
            <text:p>2012/8/16</text:p>
          </table:table-cell>
          <table:table-cell office:value-type="float" office:value="1292.3137" calcext:value-type="float">
            <text:p>1292.3137</text:p>
          </table:table-cell>
          <table:table-cell office:value-type="float" office:value="-19.6535" calcext:value-type="float">
            <text:p>-19.6535</text:p>
          </table:table-cell>
        </table:table-row>
        <table:table-row table:style-name="ro1">
          <table:table-cell office:value-type="string" calcext:value-type="string">
            <text:p>2012/8/17</text:p>
          </table:table-cell>
          <table:table-cell office:value-type="float" office:value="1289.16368" calcext:value-type="float">
            <text:p>1289.16368</text:p>
          </table:table-cell>
          <table:table-cell office:value-type="float" office:value="-22.80352" calcext:value-type="float">
            <text:p>-22.80352</text:p>
          </table:table-cell>
        </table:table-row>
        <table:table-row table:style-name="ro1">
          <table:table-cell office:value-type="string" calcext:value-type="string">
            <text:p>2012/8/20</text:p>
          </table:table-cell>
          <table:table-cell office:value-type="float" office:value="1286.01444" calcext:value-type="float">
            <text:p>1286.01444</text:p>
          </table:table-cell>
          <table:table-cell office:value-type="float" office:value="-25.95276" calcext:value-type="float">
            <text:p>-25.95276</text:p>
          </table:table-cell>
        </table:table-row>
        <table:table-row table:style-name="ro1">
          <table:table-cell office:value-type="string" calcext:value-type="string">
            <text:p>2012/8/21</text:p>
          </table:table-cell>
          <table:table-cell office:value-type="float" office:value="1364.86354" calcext:value-type="float">
            <text:p>1364.86354</text:p>
          </table:table-cell>
          <table:table-cell office:value-type="float" office:value="-29.10202" calcext:value-type="float">
            <text:p>-29.10202</text:p>
          </table:table-cell>
        </table:table-row>
        <table:table-row table:style-name="ro1">
          <table:table-cell office:value-type="string" calcext:value-type="string">
            <text:p>2012/8/22</text:p>
          </table:table-cell>
          <table:table-cell office:value-type="float" office:value="1361.7137" calcext:value-type="float">
            <text:p>1361.7137</text:p>
          </table:table-cell>
          <table:table-cell office:value-type="float" office:value="-32.25186" calcext:value-type="float">
            <text:p>-32.25186</text:p>
          </table:table-cell>
        </table:table-row>
        <table:table-row table:style-name="ro1">
          <table:table-cell office:value-type="string" calcext:value-type="string">
            <text:p>2012/8/23</text:p>
          </table:table-cell>
          <table:table-cell office:value-type="float" office:value="1358.56422" calcext:value-type="float">
            <text:p>1358.56422</text:p>
          </table:table-cell>
          <table:table-cell office:value-type="float" office:value="-35.40134" calcext:value-type="float">
            <text:p>-35.40134</text:p>
          </table:table-cell>
        </table:table-row>
        <table:table-row table:style-name="ro1">
          <table:table-cell office:value-type="string" calcext:value-type="string">
            <text:p>2012/8/24</text:p>
          </table:table-cell>
          <table:table-cell office:value-type="float" office:value="1355.41526" calcext:value-type="float">
            <text:p>1355.41526</text:p>
          </table:table-cell>
          <table:table-cell office:value-type="float" office:value="-38.5503" calcext:value-type="float">
            <text:p>-38.5503</text:p>
          </table:table-cell>
        </table:table-row>
        <table:table-row table:style-name="ro1">
          <table:table-cell office:value-type="string" calcext:value-type="string">
            <text:p>2012/8/27</text:p>
          </table:table-cell>
          <table:table-cell office:value-type="float" office:value="1352.2646" calcext:value-type="float">
            <text:p>1352.2646</text:p>
          </table:table-cell>
          <table:table-cell office:value-type="float" office:value="-41.70096" calcext:value-type="float">
            <text:p>-41.70096</text:p>
          </table:table-cell>
        </table:table-row>
        <table:table-row table:style-name="ro1">
          <table:table-cell office:value-type="string" calcext:value-type="string">
            <text:p>2012/8/28</text:p>
          </table:table-cell>
          <table:table-cell office:value-type="float" office:value="1349.11594" calcext:value-type="float">
            <text:p>1349.11594</text:p>
          </table:table-cell>
          <table:table-cell office:value-type="float" office:value="-44.84962" calcext:value-type="float">
            <text:p>-44.84962</text:p>
          </table:table-cell>
        </table:table-row>
        <table:table-row table:style-name="ro1">
          <table:table-cell office:value-type="string" calcext:value-type="string">
            <text:p>2012/8/29</text:p>
          </table:table-cell>
          <table:table-cell office:value-type="float" office:value="1345.9679" calcext:value-type="float">
            <text:p>1345.9679</text:p>
          </table:table-cell>
          <table:table-cell office:value-type="float" office:value="-47.99766" calcext:value-type="float">
            <text:p>-47.99766</text:p>
          </table:table-cell>
        </table:table-row>
        <table:table-row table:style-name="ro1">
          <table:table-cell office:value-type="string" calcext:value-type="string">
            <text:p>2012/8/30</text:p>
          </table:table-cell>
          <table:table-cell office:value-type="float" office:value="1342.82074" calcext:value-type="float">
            <text:p>1342.82074</text:p>
          </table:table-cell>
          <table:table-cell office:value-type="float" office:value="-51.14482" calcext:value-type="float">
            <text:p>-51.14482</text:p>
          </table:table-cell>
        </table:table-row>
        <table:table-row table:style-name="ro1">
          <table:table-cell office:value-type="string" calcext:value-type="string">
            <text:p>2012/8/31</text:p>
          </table:table-cell>
          <table:table-cell office:value-type="float" office:value="1339.67328" calcext:value-type="float">
            <text:p>1339.67328</text:p>
          </table:table-cell>
          <table:table-cell office:value-type="float" office:value="-54.29228" calcext:value-type="float">
            <text:p>-54.29228</text:p>
          </table:table-cell>
        </table:table-row>
        <table:table-row table:style-name="ro1">
          <table:table-cell office:value-type="string" calcext:value-type="string">
            <text:p>2012/9/3</text:p>
          </table:table-cell>
          <table:table-cell office:value-type="float" office:value="1418.52428" calcext:value-type="float">
            <text:p>1418.52428</text:p>
          </table:table-cell>
          <table:table-cell office:value-type="float" office:value="-57.43964" calcext:value-type="float">
            <text:p>-57.43964</text:p>
          </table:table-cell>
        </table:table-row>
        <table:table-row table:style-name="ro1">
          <table:table-cell office:value-type="string" calcext:value-type="string">
            <text:p>2012/9/4</text:p>
          </table:table-cell>
          <table:table-cell office:value-type="float" office:value="1415.37546" calcext:value-type="float">
            <text:p>1415.37546</text:p>
          </table:table-cell>
          <table:table-cell office:value-type="float" office:value="-60.58846" calcext:value-type="float">
            <text:p>-60.58846</text:p>
          </table:table-cell>
        </table:table-row>
        <table:table-row table:style-name="ro1">
          <table:table-cell office:value-type="string" calcext:value-type="string">
            <text:p>2012/9/5</text:p>
          </table:table-cell>
          <table:table-cell office:value-type="float" office:value="1412.22748" calcext:value-type="float">
            <text:p>1412.22748</text:p>
          </table:table-cell>
          <table:table-cell office:value-type="float" office:value="-63.73644" calcext:value-type="float">
            <text:p>-63.73644</text:p>
          </table:table-cell>
        </table:table-row>
        <table:table-row table:style-name="ro1">
          <table:table-cell office:value-type="string" calcext:value-type="string">
            <text:p>2012/9/6</text:p>
          </table:table-cell>
          <table:table-cell office:value-type="float" office:value="1409.08088" calcext:value-type="float">
            <text:p>1409.08088</text:p>
          </table:table-cell>
          <table:table-cell office:value-type="float" office:value="-66.88304" calcext:value-type="float">
            <text:p>-66.88304</text:p>
          </table:table-cell>
        </table:table-row>
        <table:table-row table:style-name="ro1">
          <table:table-cell office:value-type="string" calcext:value-type="string">
            <text:p>2012/9/7</text:p>
          </table:table-cell>
          <table:table-cell office:value-type="float" office:value="1405.9315" calcext:value-type="float">
            <text:p>1405.9315</text:p>
          </table:table-cell>
          <table:table-cell office:value-type="float" office:value="-70.03242" calcext:value-type="float">
            <text:p>-70.03242</text:p>
          </table:table-cell>
        </table:table-row>
        <table:table-row table:style-name="ro1">
          <table:table-cell office:value-type="string" calcext:value-type="string">
            <text:p>2012/9/10</text:p>
          </table:table-cell>
          <table:table-cell office:value-type="float" office:value="1402.78312" calcext:value-type="float">
            <text:p>1402.78312</text:p>
          </table:table-cell>
          <table:table-cell office:value-type="float" office:value="-73.1808" calcext:value-type="float">
            <text:p>-73.1808</text:p>
          </table:table-cell>
        </table:table-row>
        <table:table-row table:style-name="ro1">
          <table:table-cell office:value-type="string" calcext:value-type="string">
            <text:p>2012/9/11</text:p>
          </table:table-cell>
          <table:table-cell office:value-type="float" office:value="1429.78256" calcext:value-type="float">
            <text:p>1429.78256</text:p>
          </table:table-cell>
          <table:table-cell office:value-type="float" office:value="-46.18136" calcext:value-type="float">
            <text:p>-46.18136</text:p>
          </table:table-cell>
        </table:table-row>
        <table:table-row table:style-name="ro1">
          <table:table-cell office:value-type="string" calcext:value-type="string">
            <text:p>2012/9/12</text:p>
          </table:table-cell>
          <table:table-cell office:value-type="float" office:value="1426.6321" calcext:value-type="float">
            <text:p>1426.6321</text:p>
          </table:table-cell>
          <table:table-cell office:value-type="float" office:value="-49.33182" calcext:value-type="float">
            <text:p>-49.33182</text:p>
          </table:table-cell>
        </table:table-row>
        <table:table-row table:style-name="ro1">
          <table:table-cell office:value-type="string" calcext:value-type="string">
            <text:p>2012/9/13</text:p>
          </table:table-cell>
          <table:table-cell office:value-type="float" office:value="1423.4803" calcext:value-type="float">
            <text:p>1423.4803</text:p>
          </table:table-cell>
          <table:table-cell office:value-type="float" office:value="-52.48362" calcext:value-type="float">
            <text:p>-52.48362</text:p>
          </table:table-cell>
        </table:table-row>
        <table:table-row table:style-name="ro1">
          <table:table-cell office:value-type="string" calcext:value-type="string">
            <text:p>2012/9/14</text:p>
          </table:table-cell>
          <table:table-cell office:value-type="float" office:value="1420.32638" calcext:value-type="float">
            <text:p>1420.32638</text:p>
          </table:table-cell>
          <table:table-cell office:value-type="float" office:value="-55.63754" calcext:value-type="float">
            <text:p>-55.63754</text:p>
          </table:table-cell>
        </table:table-row>
        <table:table-row table:style-name="ro1">
          <table:table-cell office:value-type="string" calcext:value-type="string">
            <text:p>2012/9/17</text:p>
          </table:table-cell>
          <table:table-cell office:value-type="float" office:value="1417.17164" calcext:value-type="float">
            <text:p>1417.17164</text:p>
          </table:table-cell>
          <table:table-cell office:value-type="float" office:value="-58.79228" calcext:value-type="float">
            <text:p>-58.79228</text:p>
          </table:table-cell>
        </table:table-row>
        <table:table-row table:style-name="ro1">
          <table:table-cell office:value-type="string" calcext:value-type="string">
            <text:p>2012/9/18</text:p>
          </table:table-cell>
          <table:table-cell office:value-type="float" office:value="1414.01684" calcext:value-type="float">
            <text:p>1414.01684</text:p>
          </table:table-cell>
          <table:table-cell office:value-type="float" office:value="-61.94708" calcext:value-type="float">
            <text:p>-61.94708</text:p>
          </table:table-cell>
        </table:table-row>
        <table:table-row table:style-name="ro1">
          <table:table-cell office:value-type="string" calcext:value-type="string">
            <text:p>2012/9/19</text:p>
          </table:table-cell>
          <table:table-cell office:value-type="float" office:value="1410.86166" calcext:value-type="float">
            <text:p>1410.86166</text:p>
          </table:table-cell>
          <table:table-cell office:value-type="float" office:value="-65.10226" calcext:value-type="float">
            <text:p>-65.10226</text:p>
          </table:table-cell>
        </table:table-row>
        <table:table-row table:style-name="ro1">
          <table:table-cell office:value-type="string" calcext:value-type="string">
            <text:p>2012/9/20</text:p>
          </table:table-cell>
          <table:table-cell office:value-type="float" office:value="1407.70606" calcext:value-type="float">
            <text:p>1407.70606</text:p>
          </table:table-cell>
          <table:table-cell office:value-type="float" office:value="-68.25786" calcext:value-type="float">
            <text:p>-68.25786</text:p>
          </table:table-cell>
        </table:table-row>
        <table:table-row table:style-name="ro1">
          <table:table-cell office:value-type="string" calcext:value-type="string">
            <text:p>2012/9/21</text:p>
          </table:table-cell>
          <table:table-cell office:value-type="float" office:value="1404.5508" calcext:value-type="float">
            <text:p>1404.5508</text:p>
          </table:table-cell>
          <table:table-cell office:value-type="float" office:value="-71.41312" calcext:value-type="float">
            <text:p>-71.41312</text:p>
          </table:table-cell>
        </table:table-row>
        <table:table-row table:style-name="ro1">
          <table:table-cell office:value-type="string" calcext:value-type="string">
            <text:p>2012/9/24</text:p>
          </table:table-cell>
          <table:table-cell office:value-type="float" office:value="1401.3959" calcext:value-type="float">
            <text:p>1401.3959</text:p>
          </table:table-cell>
          <table:table-cell office:value-type="float" office:value="-74.56802" calcext:value-type="float">
            <text:p>-74.56802</text:p>
          </table:table-cell>
        </table:table-row>
        <table:table-row table:style-name="ro1">
          <table:table-cell office:value-type="string" calcext:value-type="string">
            <text:p>2012/9/25</text:p>
          </table:table-cell>
          <table:table-cell office:value-type="float" office:value="1398.2401" calcext:value-type="float">
            <text:p>1398.2401</text:p>
          </table:table-cell>
          <table:table-cell office:value-type="float" office:value="-77.72382" calcext:value-type="float">
            <text:p>-77.72382</text:p>
          </table:table-cell>
        </table:table-row>
        <table:table-row table:style-name="ro1">
          <table:table-cell office:value-type="string" calcext:value-type="string">
            <text:p>2012/9/26</text:p>
          </table:table-cell>
          <table:table-cell office:value-type="float" office:value="1395.08632" calcext:value-type="float">
            <text:p>1395.08632</text:p>
          </table:table-cell>
          <table:table-cell office:value-type="float" office:value="-80.8776" calcext:value-type="float">
            <text:p>-80.8776</text:p>
          </table:table-cell>
        </table:table-row>
        <table:table-row table:style-name="ro1">
          <table:table-cell office:value-type="string" calcext:value-type="string">
            <text:p>2012/9/27</text:p>
          </table:table-cell>
          <table:table-cell office:value-type="float" office:value="1391.9327" calcext:value-type="float">
            <text:p>1391.9327</text:p>
          </table:table-cell>
          <table:table-cell office:value-type="float" office:value="-84.03122" calcext:value-type="float">
            <text:p>-84.03122</text:p>
          </table:table-cell>
        </table:table-row>
        <table:table-row table:style-name="ro1">
          <table:table-cell office:value-type="string" calcext:value-type="string">
            <text:p>2012/9/28</text:p>
          </table:table-cell>
          <table:table-cell office:value-type="float" office:value="1388.77822" calcext:value-type="float">
            <text:p>1388.77822</text:p>
          </table:table-cell>
          <table:table-cell office:value-type="float" office:value="-87.1857" calcext:value-type="float">
            <text:p>-87.1857</text:p>
          </table:table-cell>
        </table:table-row>
        <table:table-row table:style-name="ro1">
          <table:table-cell office:value-type="string" calcext:value-type="string">
            <text:p>2012/10/1</text:p>
          </table:table-cell>
          <table:table-cell office:value-type="float" office:value="1385.62446" calcext:value-type="float">
            <text:p>1385.62446</text:p>
          </table:table-cell>
          <table:table-cell office:value-type="float" office:value="-90.33946" calcext:value-type="float">
            <text:p>-90.33946</text:p>
          </table:table-cell>
        </table:table-row>
        <table:table-row table:style-name="ro1">
          <table:table-cell office:value-type="string" calcext:value-type="string">
            <text:p>2012/10/2</text:p>
          </table:table-cell>
          <table:table-cell office:value-type="float" office:value="1382.47018" calcext:value-type="float">
            <text:p>1382.47018</text:p>
          </table:table-cell>
          <table:table-cell office:value-type="float" office:value="-93.49374" calcext:value-type="float">
            <text:p>-93.49374</text:p>
          </table:table-cell>
        </table:table-row>
        <table:table-row table:style-name="ro1">
          <table:table-cell office:value-type="string" calcext:value-type="string">
            <text:p>2012/10/3</text:p>
          </table:table-cell>
          <table:table-cell office:value-type="float" office:value="1379.31542" calcext:value-type="float">
            <text:p>1379.31542</text:p>
          </table:table-cell>
          <table:table-cell office:value-type="float" office:value="-96.6485" calcext:value-type="float">
            <text:p>-96.6485</text:p>
          </table:table-cell>
        </table:table-row>
        <table:table-row table:style-name="ro1">
          <table:table-cell office:value-type="string" calcext:value-type="string">
            <text:p>2012/10/4</text:p>
          </table:table-cell>
          <table:table-cell office:value-type="float" office:value="1376.16132" calcext:value-type="float">
            <text:p>1376.16132</text:p>
          </table:table-cell>
          <table:table-cell office:value-type="float" office:value="-99.8026" calcext:value-type="float">
            <text:p>-99.8026</text:p>
          </table:table-cell>
        </table:table-row>
        <table:table-row table:style-name="ro1">
          <table:table-cell office:value-type="string" calcext:value-type="string">
            <text:p>2012/10/5</text:p>
          </table:table-cell>
          <table:table-cell office:value-type="float" office:value="1373.00714" calcext:value-type="float">
            <text:p>1373.00714</text:p>
          </table:table-cell>
          <table:table-cell office:value-type="float" office:value="-102.95678" calcext:value-type="float">
            <text:p>-102.95678</text:p>
          </table:table-cell>
        </table:table-row>
        <table:table-row table:style-name="ro1">
          <table:table-cell office:value-type="string" calcext:value-type="string">
            <text:p>2012/10/8</text:p>
          </table:table-cell>
          <table:table-cell office:value-type="float" office:value="1369.85364" calcext:value-type="float">
            <text:p>1369.85364</text:p>
          </table:table-cell>
          <table:table-cell office:value-type="float" office:value="-106.11028" calcext:value-type="float">
            <text:p>-106.11028</text:p>
          </table:table-cell>
        </table:table-row>
        <table:table-row table:style-name="ro1">
          <table:table-cell office:value-type="string" calcext:value-type="string">
            <text:p>2012/10/9</text:p>
          </table:table-cell>
          <table:table-cell office:value-type="float" office:value="1366.7011" calcext:value-type="float">
            <text:p>1366.7011</text:p>
          </table:table-cell>
          <table:table-cell office:value-type="float" office:value="-109.26282" calcext:value-type="float">
            <text:p>-109.26282</text:p>
          </table:table-cell>
        </table:table-row>
        <table:table-row table:style-name="ro1">
          <table:table-cell office:value-type="string" calcext:value-type="string">
            <text:p>2012/10/11</text:p>
          </table:table-cell>
          <table:table-cell office:value-type="float" office:value="1363.55148" calcext:value-type="float">
            <text:p>1363.55148</text:p>
          </table:table-cell>
          <table:table-cell office:value-type="float" office:value="-112.41244" calcext:value-type="float">
            <text:p>-112.41244</text:p>
          </table:table-cell>
        </table:table-row>
        <table:table-row table:style-name="ro1">
          <table:table-cell office:value-type="string" calcext:value-type="string">
            <text:p>2012/10/12</text:p>
          </table:table-cell>
          <table:table-cell office:value-type="float" office:value="1360.40284" calcext:value-type="float">
            <text:p>1360.40284</text:p>
          </table:table-cell>
          <table:table-cell office:value-type="float" office:value="-115.56108" calcext:value-type="float">
            <text:p>-115.56108</text:p>
          </table:table-cell>
        </table:table-row>
        <table:table-row table:style-name="ro1">
          <table:table-cell office:value-type="string" calcext:value-type="string">
            <text:p>2012/10/15</text:p>
          </table:table-cell>
          <table:table-cell office:value-type="float" office:value="1357.25496" calcext:value-type="float">
            <text:p>1357.25496</text:p>
          </table:table-cell>
          <table:table-cell office:value-type="float" office:value="-118.70896" calcext:value-type="float">
            <text:p>-118.70896</text:p>
          </table:table-cell>
        </table:table-row>
        <table:table-row table:style-name="ro1">
          <table:table-cell office:value-type="string" calcext:value-type="string">
            <text:p>2012/10/16</text:p>
          </table:table-cell>
          <table:table-cell office:value-type="float" office:value="1354.1058" calcext:value-type="float">
            <text:p>1354.1058</text:p>
          </table:table-cell>
          <table:table-cell office:value-type="float" office:value="-121.85812" calcext:value-type="float">
            <text:p>-121.85812</text:p>
          </table:table-cell>
        </table:table-row>
        <table:table-row table:style-name="ro1">
          <table:table-cell office:value-type="string" calcext:value-type="string">
            <text:p>2012/10/17</text:p>
          </table:table-cell>
          <table:table-cell office:value-type="float" office:value="1350.95564" calcext:value-type="float">
            <text:p>1350.95564</text:p>
          </table:table-cell>
          <table:table-cell office:value-type="float" office:value="-125.00828" calcext:value-type="float">
            <text:p>-125.00828</text:p>
          </table:table-cell>
        </table:table-row>
        <table:table-row table:style-name="ro1">
          <table:table-cell office:value-type="string" calcext:value-type="string">
            <text:p>2012/10/18</text:p>
          </table:table-cell>
          <table:table-cell office:value-type="float" office:value="1347.80634" calcext:value-type="float">
            <text:p>1347.80634</text:p>
          </table:table-cell>
          <table:table-cell office:value-type="float" office:value="-128.15758" calcext:value-type="float">
            <text:p>-128.15758</text:p>
          </table:table-cell>
        </table:table-row>
        <table:table-row table:style-name="ro1">
          <table:table-cell office:value-type="string" calcext:value-type="string">
            <text:p>2012/10/19</text:p>
          </table:table-cell>
          <table:table-cell office:value-type="float" office:value="1344.65702" calcext:value-type="float">
            <text:p>1344.65702</text:p>
          </table:table-cell>
          <table:table-cell office:value-type="float" office:value="-131.3069" calcext:value-type="float">
            <text:p>-131.3069</text:p>
          </table:table-cell>
        </table:table-row>
        <table:table-row table:style-name="ro1">
          <table:table-cell office:value-type="string" calcext:value-type="string">
            <text:p>2012/10/22</text:p>
          </table:table-cell>
          <table:table-cell office:value-type="float" office:value="1341.51106" calcext:value-type="float">
            <text:p>1341.51106</text:p>
          </table:table-cell>
          <table:table-cell office:value-type="float" office:value="-134.45286" calcext:value-type="float">
            <text:p>-134.45286</text:p>
          </table:table-cell>
        </table:table-row>
        <table:table-row table:style-name="ro1">
          <table:table-cell office:value-type="string" calcext:value-type="string">
            <text:p>2012/10/23</text:p>
          </table:table-cell>
          <table:table-cell office:value-type="float" office:value="1338.36426" calcext:value-type="float">
            <text:p>1338.36426</text:p>
          </table:table-cell>
          <table:table-cell office:value-type="float" office:value="-137.59966" calcext:value-type="float">
            <text:p>-137.59966</text:p>
          </table:table-cell>
        </table:table-row>
        <table:table-row table:style-name="ro1">
          <table:table-cell office:value-type="string" calcext:value-type="string">
            <text:p>2012/10/24</text:p>
          </table:table-cell>
          <table:table-cell office:value-type="float" office:value="1417.21806" calcext:value-type="float">
            <text:p>1417.21806</text:p>
          </table:table-cell>
          <table:table-cell office:value-type="float" office:value="-140.74422" calcext:value-type="float">
            <text:p>-140.74422</text:p>
          </table:table-cell>
        </table:table-row>
        <table:table-row table:style-name="ro1">
          <table:table-cell office:value-type="string" calcext:value-type="string">
            <text:p>2012/10/25</text:p>
          </table:table-cell>
          <table:table-cell office:value-type="float" office:value="1414.07204" calcext:value-type="float">
            <text:p>1414.07204</text:p>
          </table:table-cell>
          <table:table-cell office:value-type="float" office:value="-143.89024" calcext:value-type="float">
            <text:p>-143.89024</text:p>
          </table:table-cell>
        </table:table-row>
        <table:table-row table:style-name="ro1">
          <table:table-cell office:value-type="string" calcext:value-type="string">
            <text:p>2012/10/26</text:p>
          </table:table-cell>
          <table:table-cell office:value-type="float" office:value="1410.92756" calcext:value-type="float">
            <text:p>1410.92756</text:p>
          </table:table-cell>
          <table:table-cell office:value-type="float" office:value="-147.03472" calcext:value-type="float">
            <text:p>-147.03472</text:p>
          </table:table-cell>
        </table:table-row>
        <table:table-row table:style-name="ro1">
          <table:table-cell office:value-type="string" calcext:value-type="string">
            <text:p>2012/10/29</text:p>
          </table:table-cell>
          <table:table-cell office:value-type="float" office:value="1407.7854" calcext:value-type="float">
            <text:p>1407.7854</text:p>
          </table:table-cell>
          <table:table-cell office:value-type="float" office:value="-150.17688" calcext:value-type="float">
            <text:p>-150.17688</text:p>
          </table:table-cell>
        </table:table-row>
        <table:table-row table:style-name="ro1">
          <table:table-cell office:value-type="string" calcext:value-type="string">
            <text:p>2012/10/30</text:p>
          </table:table-cell>
          <table:table-cell office:value-type="float" office:value="1404.64204" calcext:value-type="float">
            <text:p>1404.64204</text:p>
          </table:table-cell>
          <table:table-cell office:value-type="float" office:value="-153.32024" calcext:value-type="float">
            <text:p>-153.32024</text:p>
          </table:table-cell>
        </table:table-row>
        <table:table-row table:style-name="ro1">
          <table:table-cell office:value-type="string" calcext:value-type="string">
            <text:p>2012/10/31</text:p>
          </table:table-cell>
          <table:table-cell office:value-type="float" office:value="1401.49824" calcext:value-type="float">
            <text:p>1401.49824</text:p>
          </table:table-cell>
          <table:table-cell office:value-type="float" office:value="-156.46404" calcext:value-type="float">
            <text:p>-156.46404</text:p>
          </table:table-cell>
        </table:table-row>
        <table:table-row table:style-name="ro1">
          <table:table-cell office:value-type="string" calcext:value-type="string">
            <text:p>2012/11/1</text:p>
          </table:table-cell>
          <table:table-cell office:value-type="float" office:value="1480.35468" calcext:value-type="float">
            <text:p>1480.35468</text:p>
          </table:table-cell>
          <table:table-cell office:value-type="float" office:value="-159.60596" calcext:value-type="float">
            <text:p>-159.60596</text:p>
          </table:table-cell>
        </table:table-row>
        <table:table-row table:style-name="ro1">
          <table:table-cell office:value-type="string" calcext:value-type="string">
            <text:p>2012/11/2</text:p>
          </table:table-cell>
          <table:table-cell office:value-type="float" office:value="1477.21044" calcext:value-type="float">
            <text:p>1477.21044</text:p>
          </table:table-cell>
          <table:table-cell office:value-type="float" office:value="-162.7502" calcext:value-type="float">
            <text:p>-162.7502</text:p>
          </table:table-cell>
        </table:table-row>
        <table:table-row table:style-name="ro1">
          <table:table-cell office:value-type="string" calcext:value-type="string">
            <text:p>2012/11/5</text:p>
          </table:table-cell>
          <table:table-cell office:value-type="float" office:value="1474.06668" calcext:value-type="float">
            <text:p>1474.06668</text:p>
          </table:table-cell>
          <table:table-cell office:value-type="float" office:value="-165.89396" calcext:value-type="float">
            <text:p>-165.89396</text:p>
          </table:table-cell>
        </table:table-row>
        <table:table-row table:style-name="ro1">
          <table:table-cell office:value-type="string" calcext:value-type="string">
            <text:p>2012/11/6</text:p>
          </table:table-cell>
          <table:table-cell office:value-type="float" office:value="1470.92312" calcext:value-type="float">
            <text:p>1470.92312</text:p>
          </table:table-cell>
          <table:table-cell office:value-type="float" office:value="-169.03752" calcext:value-type="float">
            <text:p>-169.03752</text:p>
          </table:table-cell>
        </table:table-row>
        <table:table-row table:style-name="ro1">
          <table:table-cell office:value-type="string" calcext:value-type="string">
            <text:p>2012/11/7</text:p>
          </table:table-cell>
          <table:table-cell office:value-type="float" office:value="1549.77742" calcext:value-type="float">
            <text:p>1549.77742</text:p>
          </table:table-cell>
          <table:table-cell office:value-type="float" office:value="-172.18158" calcext:value-type="float">
            <text:p>-172.18158</text:p>
          </table:table-cell>
        </table:table-row>
        <table:table-row table:style-name="ro1">
          <table:table-cell office:value-type="string" calcext:value-type="string">
            <text:p>2012/11/8</text:p>
          </table:table-cell>
          <table:table-cell office:value-type="float" office:value="1546.6341" calcext:value-type="float">
            <text:p>1546.6341</text:p>
          </table:table-cell>
          <table:table-cell office:value-type="float" office:value="-175.3249" calcext:value-type="float">
            <text:p>-175.3249</text:p>
          </table:table-cell>
        </table:table-row>
        <table:table-row table:style-name="ro1">
          <table:table-cell office:value-type="string" calcext:value-type="string">
            <text:p>2012/11/9</text:p>
          </table:table-cell>
          <table:table-cell office:value-type="float" office:value="1625.48978" calcext:value-type="float">
            <text:p>1625.48978</text:p>
          </table:table-cell>
          <table:table-cell office:value-type="float" office:value="-178.46758" calcext:value-type="float">
            <text:p>-178.46758</text:p>
          </table:table-cell>
        </table:table-row>
        <table:table-row table:style-name="ro1">
          <table:table-cell office:value-type="string" calcext:value-type="string">
            <text:p>2012/11/12</text:p>
          </table:table-cell>
          <table:table-cell office:value-type="float" office:value="1622.34452" calcext:value-type="float">
            <text:p>1622.34452</text:p>
          </table:table-cell>
          <table:table-cell office:value-type="float" office:value="-181.61284" calcext:value-type="float">
            <text:p>-181.61284</text:p>
          </table:table-cell>
        </table:table-row>
        <table:table-row table:style-name="ro1">
          <table:table-cell office:value-type="string" calcext:value-type="string">
            <text:p>2012/11/13</text:p>
          </table:table-cell>
          <table:table-cell office:value-type="float" office:value="1619.20002" calcext:value-type="float">
            <text:p>1619.20002</text:p>
          </table:table-cell>
          <table:table-cell office:value-type="float" office:value="-184.75734" calcext:value-type="float">
            <text:p>-184.75734</text:p>
          </table:table-cell>
        </table:table-row>
        <table:table-row table:style-name="ro1">
          <table:table-cell office:value-type="string" calcext:value-type="string">
            <text:p>2012/11/14</text:p>
          </table:table-cell>
          <table:table-cell office:value-type="float" office:value="1616.05844" calcext:value-type="float">
            <text:p>1616.05844</text:p>
          </table:table-cell>
          <table:table-cell office:value-type="float" office:value="-187.89892" calcext:value-type="float">
            <text:p>-187.89892</text:p>
          </table:table-cell>
        </table:table-row>
        <table:table-row table:style-name="ro1">
          <table:table-cell office:value-type="string" calcext:value-type="string">
            <text:p>2012/11/15</text:p>
          </table:table-cell>
          <table:table-cell office:value-type="float" office:value="1612.91658" calcext:value-type="float">
            <text:p>1612.91658</text:p>
          </table:table-cell>
          <table:table-cell office:value-type="float" office:value="-191.04078" calcext:value-type="float">
            <text:p>-191.04078</text:p>
          </table:table-cell>
        </table:table-row>
        <table:table-row table:style-name="ro1">
          <table:table-cell office:value-type="string" calcext:value-type="string">
            <text:p>2012/11/16</text:p>
          </table:table-cell>
          <table:table-cell office:value-type="float" office:value="1609.7743" calcext:value-type="float">
            <text:p>1609.7743</text:p>
          </table:table-cell>
          <table:table-cell office:value-type="float" office:value="-194.18306" calcext:value-type="float">
            <text:p>-194.18306</text:p>
          </table:table-cell>
        </table:table-row>
        <table:table-row table:style-name="ro1">
          <table:table-cell office:value-type="string" calcext:value-type="string">
            <text:p>2012/11/19</text:p>
          </table:table-cell>
          <table:table-cell office:value-type="float" office:value="1606.6314" calcext:value-type="float">
            <text:p>1606.6314</text:p>
          </table:table-cell>
          <table:table-cell office:value-type="float" office:value="-197.32596" calcext:value-type="float">
            <text:p>-197.32596</text:p>
          </table:table-cell>
        </table:table-row>
        <table:table-row table:style-name="ro1">
          <table:table-cell office:value-type="string" calcext:value-type="string">
            <text:p>2012/11/20</text:p>
          </table:table-cell>
          <table:table-cell office:value-type="float" office:value="1603.48788" calcext:value-type="float">
            <text:p>1603.48788</text:p>
          </table:table-cell>
          <table:table-cell office:value-type="float" office:value="-200.46948" calcext:value-type="float">
            <text:p>-200.46948</text:p>
          </table:table-cell>
        </table:table-row>
        <table:table-row table:style-name="ro1">
          <table:table-cell office:value-type="string" calcext:value-type="string">
            <text:p>2012/11/21</text:p>
          </table:table-cell>
          <table:table-cell office:value-type="float" office:value="1600.3444" calcext:value-type="float">
            <text:p>1600.3444</text:p>
          </table:table-cell>
          <table:table-cell office:value-type="float" office:value="-203.61296" calcext:value-type="float">
            <text:p>-203.61296</text:p>
          </table:table-cell>
        </table:table-row>
        <table:table-row table:style-name="ro1">
          <table:table-cell office:value-type="string" calcext:value-type="string">
            <text:p>2012/11/22</text:p>
          </table:table-cell>
          <table:table-cell office:value-type="float" office:value="1597.20252" calcext:value-type="float">
            <text:p>1597.20252</text:p>
          </table:table-cell>
          <table:table-cell office:value-type="float" office:value="-206.75484" calcext:value-type="float">
            <text:p>-206.75484</text:p>
          </table:table-cell>
        </table:table-row>
        <table:table-row table:style-name="ro1">
          <table:table-cell office:value-type="string" calcext:value-type="string">
            <text:p>2012/11/23</text:p>
          </table:table-cell>
          <table:table-cell office:value-type="float" office:value="1676.05846" calcext:value-type="float">
            <text:p>1676.05846</text:p>
          </table:table-cell>
          <table:table-cell office:value-type="float" office:value="-209.89726" calcext:value-type="float">
            <text:p>-209.89726</text:p>
          </table:table-cell>
        </table:table-row>
        <table:table-row table:style-name="ro1">
          <table:table-cell office:value-type="string" calcext:value-type="string">
            <text:p>2012/11/26</text:p>
          </table:table-cell>
          <table:table-cell office:value-type="float" office:value="1672.91126" calcext:value-type="float">
            <text:p>1672.91126</text:p>
          </table:table-cell>
          <table:table-cell office:value-type="float" office:value="-213.04446" calcext:value-type="float">
            <text:p>-213.04446</text:p>
          </table:table-cell>
        </table:table-row>
        <table:table-row table:style-name="ro1">
          <table:table-cell office:value-type="string" calcext:value-type="string">
            <text:p>2012/11/27</text:p>
          </table:table-cell>
          <table:table-cell office:value-type="float" office:value="1669.7631" calcext:value-type="float">
            <text:p>1669.7631</text:p>
          </table:table-cell>
          <table:table-cell office:value-type="float" office:value="-216.19262" calcext:value-type="float">
            <text:p>-216.19262</text:p>
          </table:table-cell>
        </table:table-row>
        <table:table-row table:style-name="ro1">
          <table:table-cell office:value-type="string" calcext:value-type="string">
            <text:p>2012/11/28</text:p>
          </table:table-cell>
          <table:table-cell office:value-type="float" office:value="1666.615" calcext:value-type="float">
            <text:p>1666.615</text:p>
          </table:table-cell>
          <table:table-cell office:value-type="float" office:value="-219.34072" calcext:value-type="float">
            <text:p>-219.34072</text:p>
          </table:table-cell>
        </table:table-row>
        <table:table-row table:style-name="ro1">
          <table:table-cell office:value-type="string" calcext:value-type="string">
            <text:p>2012/11/29</text:p>
          </table:table-cell>
          <table:table-cell office:value-type="float" office:value="1663.46564" calcext:value-type="float">
            <text:p>1663.46564</text:p>
          </table:table-cell>
          <table:table-cell office:value-type="float" office:value="-222.49008" calcext:value-type="float">
            <text:p>-222.49008</text:p>
          </table:table-cell>
        </table:table-row>
        <table:table-row table:style-name="ro1">
          <table:table-cell office:value-type="string" calcext:value-type="string">
            <text:p>2012/11/30</text:p>
          </table:table-cell>
          <table:table-cell office:value-type="float" office:value="1660.31498" calcext:value-type="float">
            <text:p>1660.31498</text:p>
          </table:table-cell>
          <table:table-cell office:value-type="float" office:value="-225.64074" calcext:value-type="float">
            <text:p>-225.64074</text:p>
          </table:table-cell>
        </table:table-row>
        <table:table-row table:style-name="ro1">
          <table:table-cell office:value-type="string" calcext:value-type="string">
            <text:p>2012/12/3</text:p>
          </table:table-cell>
          <table:table-cell office:value-type="float" office:value="1657.1631" calcext:value-type="float">
            <text:p>1657.1631</text:p>
          </table:table-cell>
          <table:table-cell office:value-type="float" office:value="-228.79262" calcext:value-type="float">
            <text:p>-228.79262</text:p>
          </table:table-cell>
        </table:table-row>
        <table:table-row table:style-name="ro1">
          <table:table-cell office:value-type="string" calcext:value-type="string">
            <text:p>2012/12/4</text:p>
          </table:table-cell>
          <table:table-cell office:value-type="float" office:value="1654.01194" calcext:value-type="float">
            <text:p>1654.01194</text:p>
          </table:table-cell>
          <table:table-cell office:value-type="float" office:value="-231.94378" calcext:value-type="float">
            <text:p>-231.94378</text:p>
          </table:table-cell>
        </table:table-row>
        <table:table-row table:style-name="ro1">
          <table:table-cell office:value-type="string" calcext:value-type="string">
            <text:p>2012/12/5</text:p>
          </table:table-cell>
          <table:table-cell office:value-type="float" office:value="1732.85848" calcext:value-type="float">
            <text:p>1732.85848</text:p>
          </table:table-cell>
          <table:table-cell office:value-type="float" office:value="-235.0956" calcext:value-type="float">
            <text:p>-235.0956</text:p>
          </table:table-cell>
        </table:table-row>
        <table:table-row table:style-name="ro1">
          <table:table-cell office:value-type="string" calcext:value-type="string">
            <text:p>2012/12/6</text:p>
          </table:table-cell>
          <table:table-cell office:value-type="float" office:value="1729.70544" calcext:value-type="float">
            <text:p>1729.70544</text:p>
          </table:table-cell>
          <table:table-cell office:value-type="float" office:value="-238.24864" calcext:value-type="float">
            <text:p>-238.24864</text:p>
          </table:table-cell>
        </table:table-row>
        <table:table-row table:style-name="ro1">
          <table:table-cell office:value-type="string" calcext:value-type="string">
            <text:p>2012/12/7</text:p>
          </table:table-cell>
          <table:table-cell office:value-type="float" office:value="1726.55232" calcext:value-type="float">
            <text:p>1726.55232</text:p>
          </table:table-cell>
          <table:table-cell office:value-type="float" office:value="-241.40176" calcext:value-type="float">
            <text:p>-241.40176</text:p>
          </table:table-cell>
        </table:table-row>
        <table:table-row table:style-name="ro1">
          <table:table-cell office:value-type="string" calcext:value-type="string">
            <text:p>2012/12/10</text:p>
          </table:table-cell>
          <table:table-cell office:value-type="float" office:value="1723.39876" calcext:value-type="float">
            <text:p>1723.39876</text:p>
          </table:table-cell>
          <table:table-cell office:value-type="float" office:value="-244.55532" calcext:value-type="float">
            <text:p>-244.55532</text:p>
          </table:table-cell>
        </table:table-row>
        <table:table-row table:style-name="ro1">
          <table:table-cell office:value-type="string" calcext:value-type="string">
            <text:p>2012/12/11</text:p>
          </table:table-cell>
          <table:table-cell office:value-type="float" office:value="1720.24602" calcext:value-type="float">
            <text:p>1720.24602</text:p>
          </table:table-cell>
          <table:table-cell office:value-type="float" office:value="-247.70806" calcext:value-type="float">
            <text:p>-247.70806</text:p>
          </table:table-cell>
        </table:table-row>
        <table:table-row table:style-name="ro1">
          <table:table-cell office:value-type="string" calcext:value-type="string">
            <text:p>2012/12/12</text:p>
          </table:table-cell>
          <table:table-cell office:value-type="float" office:value="1717.09292" calcext:value-type="float">
            <text:p>1717.09292</text:p>
          </table:table-cell>
          <table:table-cell office:value-type="float" office:value="-250.86116" calcext:value-type="float">
            <text:p>-250.86116</text:p>
          </table:table-cell>
        </table:table-row>
        <table:table-row table:style-name="ro1">
          <table:table-cell office:value-type="string" calcext:value-type="string">
            <text:p>2012/12/13</text:p>
          </table:table-cell>
          <table:table-cell office:value-type="float" office:value="1713.9386" calcext:value-type="float">
            <text:p>1713.9386</text:p>
          </table:table-cell>
          <table:table-cell office:value-type="float" office:value="-254.01548" calcext:value-type="float">
            <text:p>-254.01548</text:p>
          </table:table-cell>
        </table:table-row>
        <table:table-row table:style-name="ro1">
          <table:table-cell office:value-type="string" calcext:value-type="string">
            <text:p>2012/12/14</text:p>
          </table:table-cell>
          <table:table-cell office:value-type="float" office:value="1710.78388" calcext:value-type="float">
            <text:p>1710.78388</text:p>
          </table:table-cell>
          <table:table-cell office:value-type="float" office:value="-257.1702" calcext:value-type="float">
            <text:p>-257.1702</text:p>
          </table:table-cell>
        </table:table-row>
        <table:table-row table:style-name="ro1">
          <table:table-cell office:value-type="string" calcext:value-type="string">
            <text:p>2012/12/17</text:p>
          </table:table-cell>
          <table:table-cell office:value-type="float" office:value="1707.63012" calcext:value-type="float">
            <text:p>1707.63012</text:p>
          </table:table-cell>
          <table:table-cell office:value-type="float" office:value="-260.32396" calcext:value-type="float">
            <text:p>-260.32396</text:p>
          </table:table-cell>
        </table:table-row>
        <table:table-row table:style-name="ro1">
          <table:table-cell office:value-type="string" calcext:value-type="string">
            <text:p>2012/12/18</text:p>
          </table:table-cell>
          <table:table-cell office:value-type="float" office:value="1704.47696" calcext:value-type="float">
            <text:p>1704.47696</text:p>
          </table:table-cell>
          <table:table-cell office:value-type="float" office:value="-263.47712" calcext:value-type="float">
            <text:p>-263.47712</text:p>
          </table:table-cell>
        </table:table-row>
        <table:table-row table:style-name="ro1">
          <table:table-cell office:value-type="string" calcext:value-type="string">
            <text:p>2012/12/19</text:p>
          </table:table-cell>
          <table:table-cell office:value-type="float" office:value="1701.32304" calcext:value-type="float">
            <text:p>1701.32304</text:p>
          </table:table-cell>
          <table:table-cell office:value-type="float" office:value="-266.63104" calcext:value-type="float">
            <text:p>-266.63104</text:p>
          </table:table-cell>
        </table:table-row>
        <table:table-row table:style-name="ro1">
          <table:table-cell office:value-type="string" calcext:value-type="string">
            <text:p>2012/12/20</text:p>
          </table:table-cell>
          <table:table-cell office:value-type="float" office:value="1698.17046" calcext:value-type="float">
            <text:p>1698.17046</text:p>
          </table:table-cell>
          <table:table-cell office:value-type="float" office:value="-269.78362" calcext:value-type="float">
            <text:p>-269.78362</text:p>
          </table:table-cell>
        </table:table-row>
        <table:table-row table:style-name="ro1">
          <table:table-cell office:value-type="string" calcext:value-type="string">
            <text:p>2012/12/21</text:p>
          </table:table-cell>
          <table:table-cell office:value-type="float" office:value="1695.0192" calcext:value-type="float">
            <text:p>1695.0192</text:p>
          </table:table-cell>
          <table:table-cell office:value-type="float" office:value="-272.93488" calcext:value-type="float">
            <text:p>-272.93488</text:p>
          </table:table-cell>
        </table:table-row>
        <table:table-row table:style-name="ro1">
          <table:table-cell office:value-type="string" calcext:value-type="string">
            <text:p>2012/12/22</text:p>
          </table:table-cell>
          <table:table-cell office:value-type="float" office:value="1691.86812" calcext:value-type="float">
            <text:p>1691.86812</text:p>
          </table:table-cell>
          <table:table-cell office:value-type="float" office:value="-276.08596" calcext:value-type="float">
            <text:p>-276.08596</text:p>
          </table:table-cell>
        </table:table-row>
        <table:table-row table:style-name="ro1">
          <table:table-cell office:value-type="string" calcext:value-type="string">
            <text:p>2012/12/24</text:p>
          </table:table-cell>
          <table:table-cell office:value-type="float" office:value="1688.71816" calcext:value-type="float">
            <text:p>1688.71816</text:p>
          </table:table-cell>
          <table:table-cell office:value-type="float" office:value="-279.23592" calcext:value-type="float">
            <text:p>-279.23592</text:p>
          </table:table-cell>
        </table:table-row>
        <table:table-row table:style-name="ro1">
          <table:table-cell office:value-type="string" calcext:value-type="string">
            <text:p>2012/12/25</text:p>
          </table:table-cell>
          <table:table-cell office:value-type="float" office:value="1767.56546" calcext:value-type="float">
            <text:p>1767.56546</text:p>
          </table:table-cell>
          <table:table-cell office:value-type="float" office:value="-282.38698" calcext:value-type="float">
            <text:p>-282.38698</text:p>
          </table:table-cell>
        </table:table-row>
        <table:table-row table:style-name="ro1">
          <table:table-cell office:value-type="string" calcext:value-type="string">
            <text:p>2012/12/26</text:p>
          </table:table-cell>
          <table:table-cell office:value-type="float" office:value="1764.41248" calcext:value-type="float">
            <text:p>1764.41248</text:p>
          </table:table-cell>
          <table:table-cell office:value-type="float" office:value="-285.53996" calcext:value-type="float">
            <text:p>-285.53996</text:p>
          </table:table-cell>
        </table:table-row>
        <table:table-row table:style-name="ro1">
          <table:table-cell office:value-type="string" calcext:value-type="string">
            <text:p>2012/12/27</text:p>
          </table:table-cell>
          <table:table-cell office:value-type="float" office:value="1761.26048" calcext:value-type="float">
            <text:p>1761.26048</text:p>
          </table:table-cell>
          <table:table-cell office:value-type="float" office:value="-288.69196" calcext:value-type="float">
            <text:p>-288.69196</text:p>
          </table:table-cell>
        </table:table-row>
        <table:table-row table:style-name="ro1">
          <table:table-cell office:value-type="string" calcext:value-type="string">
            <text:p>2012/12/28</text:p>
          </table:table-cell>
          <table:table-cell office:value-type="float" office:value="1758.10752" calcext:value-type="float">
            <text:p>1758.10752</text:p>
          </table:table-cell>
          <table:table-cell office:value-type="float" office:value="-291.84492" calcext:value-type="float">
            <text:p>-291.844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 Regular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1T06:38:26.003696459</dc:date>
    <meta:editing-duration>PT1M15S</meta:editing-duration>
    <meta:editing-cycles>1</meta:editing-cycles>
    <meta:document-statistic meta:table-count="1" meta:cell-count="753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01cm" svg:y="4.201cm" style:legend-expansion="high" chart:style-name="ch2"/>
        <chart:plot-area chart:style-name="ch3" table:cell-range-address="option_roi_result.B1:option_roi_result.B251" chart:data-source-has-labels="row" svg:x="0.32cm" svg:y="0.18cm" svg:width="13.361cm" svg:height="8.64cm">
          <chartooo:coordinate-region svg:x="1.312cm" svg:y="0.379cm" svg:width="12.369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B2:option_roi_result.B251" chart:label-cell-address="option_roi_result.B1:option_roi_result.B1" chart:class="chart:bar">
            <chart:data-point chart:repeated="2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_HF</text:p>
                <draw:g>
                  <svg:desc>option_roi_result.B1:option_roi_result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404">
                <text:p>-3.1404</text:p>
                <draw:g>
                  <svg:desc>option_roi_result.B2:option_roi_result.B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28076">
                <text:p>-6.28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4224">
                <text:p>-9.4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.56412">
                <text:p>-12.56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.70608">
                <text:p>-15.70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8.84698">
                <text:p>-18.846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1.98934">
                <text:p>-21.989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5.133">
                <text:p>-25.1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.27666">
                <text:p>-28.276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.42132">
                <text:p>-31.42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4.566">
                <text:p>-34.5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7.709">
                <text:p>-37.7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0.85344">
                <text:p>-40.85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4.00052">
                <text:p>-44.00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7.14936">
                <text:p>-47.149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0.29916">
                <text:p>-50.299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3.45152">
                <text:p>-53.451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6.60388">
                <text:p>-56.603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9.75832">
                <text:p>-59.758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2.91248">
                <text:p>-62.912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6.06656">
                <text:p>-66.066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77652">
                <text:p>12.7765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.61936">
                <text:p>9.619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.4618">
                <text:p>6.46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30434">
                <text:p>3.304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4628">
                <text:p>0.146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8.9862">
                <text:p>78.98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.8268">
                <text:p>75.82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.6672">
                <text:p>72.66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9.50746">
                <text:p>69.507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6.34842">
                <text:p>66.348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45.18846">
                <text:p>145.188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2.0293">
                <text:p>142.02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8.87044">
                <text:p>138.870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7.70872">
                <text:p>217.708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14.5459">
                <text:p>214.54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1.38234">
                <text:p>211.382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8.21978">
                <text:p>208.219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5.0578">
                <text:p>205.05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1.89744">
                <text:p>201.897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8.7404">
                <text:p>198.74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5.58168">
                <text:p>195.581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2.42192">
                <text:p>192.421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9.262">
                <text:p>189.2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8.10106">
                <text:p>268.101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4.93802">
                <text:p>264.9380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1.77526">
                <text:p>261.775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8.6127">
                <text:p>258.61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5.45048">
                <text:p>255.450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2.28898">
                <text:p>252.288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9.1297">
                <text:p>249.12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7.96792">
                <text:p>327.967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4.80594">
                <text:p>324.805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1.64436">
                <text:p>321.6443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8.4844">
                <text:p>318.484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15.32414">
                <text:p>315.324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2.16422">
                <text:p>312.164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91.00642">
                <text:p>391.0064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87.8487">
                <text:p>387.84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4.69096">
                <text:p>384.690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1.53798">
                <text:p>381.537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78.38522">
                <text:p>378.385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5.23382">
                <text:p>375.2338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2.0812">
                <text:p>372.08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0.92938">
                <text:p>450.929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47.77722">
                <text:p>447.777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44.62324">
                <text:p>444.623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1.46928">
                <text:p>441.469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8.31516">
                <text:p>438.315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5.1614">
                <text:p>435.161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2.00962">
                <text:p>432.0096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8.85804">
                <text:p>428.858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25.7081">
                <text:p>425.70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4.55748">
                <text:p>504.557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01.40664">
                <text:p>501.4066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98.25514">
                <text:p>498.2551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95.10426">
                <text:p>495.104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91.95542">
                <text:p>491.955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70.8039">
                <text:p>570.80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88.80352">
                <text:p>588.803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85.65126">
                <text:p>585.651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2.50016">
                <text:p>582.500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79.3498">
                <text:p>579.349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76.20048">
                <text:p>576.200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55.05038">
                <text:p>655.050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1.90126">
                <text:p>651.901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48.75378">
                <text:p>648.753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27.60608">
                <text:p>727.606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24.459">
                <text:p>724.4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1.31372">
                <text:p>721.313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8.17048">
                <text:p>718.170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5.02694">
                <text:p>715.026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1.88198">
                <text:p>711.881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8.73892">
                <text:p>708.738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5.59584">
                <text:p>705.5958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02.45278">
                <text:p>702.4527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9.31138">
                <text:p>699.311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78.1673">
                <text:p>778.16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75.02194">
                <text:p>775.021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53.8775">
                <text:p>853.87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50.73354">
                <text:p>850.7335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47.59504">
                <text:p>847.5950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44.4561">
                <text:p>844.456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41.31636">
                <text:p>841.3163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38.17362">
                <text:p>838.1736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835.03352">
                <text:p>835.0335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31.89176">
                <text:p>831.891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28.7522">
                <text:p>828.75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825.61126">
                <text:p>825.6112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822.47046">
                <text:p>822.470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01.32786">
                <text:p>901.327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98.1819">
                <text:p>898.18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95.03662">
                <text:p>895.0366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891.8908">
                <text:p>891.89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888.74756">
                <text:p>888.747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85.60756">
                <text:p>885.607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82.46856">
                <text:p>882.4685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79.32972">
                <text:p>879.3297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58.18976">
                <text:p>958.1897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55.04938">
                <text:p>955.049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33.90814">
                <text:p>1033.908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30.76552">
                <text:p>1030.7655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09.62038">
                <text:p>1109.620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06.47506">
                <text:p>1106.475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03.32904">
                <text:p>1103.3290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00.18332">
                <text:p>1100.183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31.18268">
                <text:p>1131.1826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28.0377">
                <text:p>1128.037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24.89498">
                <text:p>1124.894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21.7513">
                <text:p>1121.75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18.60994">
                <text:p>1118.6099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15.4682">
                <text:p>1115.468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94.32564">
                <text:p>1194.3256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91.18348">
                <text:p>1191.183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88.04404">
                <text:p>1188.044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84.90364">
                <text:p>1184.903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81.76538">
                <text:p>1181.7653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178.62818">
                <text:p>1178.6281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57.49094">
                <text:p>1257.490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54.35386">
                <text:p>1254.3538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51.21452">
                <text:p>1251.2145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48.07292">
                <text:p>1248.0729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44.93092">
                <text:p>1244.9309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41.78818">
                <text:p>1241.788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38.64542">
                <text:p>1238.6454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35.4999">
                <text:p>1235.49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32.35528">
                <text:p>1232.3552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29.2092">
                <text:p>1229.20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08.06018">
                <text:p>1308.060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04.91116">
                <text:p>1304.911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01.76224">
                <text:p>1301.762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98.6126">
                <text:p>1298.612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95.46286">
                <text:p>1295.462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92.3137">
                <text:p>1292.313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89.16368">
                <text:p>1289.1636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86.01444">
                <text:p>1286.0144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364.86354">
                <text:p>1364.863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61.7137">
                <text:p>1361.713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358.56422">
                <text:p>1358.564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55.41526">
                <text:p>1355.4152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52.2646">
                <text:p>1352.26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49.11594">
                <text:p>1349.1159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45.9679">
                <text:p>1345.96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42.82074">
                <text:p>1342.8207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39.67328">
                <text:p>1339.673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18.52428">
                <text:p>1418.5242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15.37546">
                <text:p>1415.375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12.22748">
                <text:p>1412.227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409.08088">
                <text:p>1409.080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405.9315">
                <text:p>1405.93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402.78312">
                <text:p>1402.783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29.78256">
                <text:p>1429.782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426.6321">
                <text:p>1426.632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423.4803">
                <text:p>1423.480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420.32638">
                <text:p>1420.326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417.17164">
                <text:p>1417.171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414.01684">
                <text:p>1414.0168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410.86166">
                <text:p>1410.861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407.70606">
                <text:p>1407.7060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404.5508">
                <text:p>1404.550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401.3959">
                <text:p>1401.39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98.2401">
                <text:p>1398.24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95.08632">
                <text:p>1395.086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91.9327">
                <text:p>1391.932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88.77822">
                <text:p>1388.778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85.62446">
                <text:p>1385.624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82.47018">
                <text:p>1382.470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79.31542">
                <text:p>1379.315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76.16132">
                <text:p>1376.1613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73.00714">
                <text:p>1373.0071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69.85364">
                <text:p>1369.8536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66.7011">
                <text:p>1366.701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63.55148">
                <text:p>1363.5514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60.40284">
                <text:p>1360.402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57.25496">
                <text:p>1357.254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54.1058">
                <text:p>1354.10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50.95564">
                <text:p>1350.9556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47.80634">
                <text:p>1347.8063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44.65702">
                <text:p>1344.6570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41.51106">
                <text:p>1341.5110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38.36426">
                <text:p>1338.3642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17.21806">
                <text:p>1417.2180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414.07204">
                <text:p>1414.0720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410.92756">
                <text:p>1410.9275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407.7854">
                <text:p>1407.785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04.64204">
                <text:p>1404.6420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01.49824">
                <text:p>1401.4982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480.35468">
                <text:p>1480.354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477.21044">
                <text:p>1477.2104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74.06668">
                <text:p>1474.0666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70.92312">
                <text:p>1470.923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49.77742">
                <text:p>1549.7774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46.6341">
                <text:p>1546.634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25.48978">
                <text:p>1625.4897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22.34452">
                <text:p>1622.3445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19.20002">
                <text:p>1619.200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16.05844">
                <text:p>1616.0584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612.91658">
                <text:p>1612.916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09.7743">
                <text:p>1609.77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06.6314">
                <text:p>1606.63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603.48788">
                <text:p>1603.487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600.3444">
                <text:p>1600.344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97.20252">
                <text:p>1597.2025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676.05846">
                <text:p>1676.0584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72.91126">
                <text:p>1672.9112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69.7631">
                <text:p>1669.763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66.615">
                <text:p>1666.6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63.46564">
                <text:p>1663.4656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60.31498">
                <text:p>1660.3149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57.1631">
                <text:p>1657.163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54.01194">
                <text:p>1654.011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32.85848">
                <text:p>1732.8584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29.70544">
                <text:p>1729.7054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26.55232">
                <text:p>1726.5523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723.39876">
                <text:p>1723.3987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720.24602">
                <text:p>1720.2460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17.09292">
                <text:p>1717.0929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713.9386">
                <text:p>1713.938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710.78388">
                <text:p>1710.7838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707.63012">
                <text:p>1707.6301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704.47696">
                <text:p>1704.4769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01.32304">
                <text:p>1701.323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98.17046">
                <text:p>1698.1704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95.0192">
                <text:p>1695.01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91.86812">
                <text:p>1691.8681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88.71816">
                <text:p>1688.7181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67.56546">
                <text:p>1767.5654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64.41248">
                <text:p>1764.4124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61.26048">
                <text:p>1761.2604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58.10752">
                <text:p>1758.107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54cm" svg:y="4.201cm" style:legend-expansion="high" chart:style-name="ch2"/>
        <chart:plot-area chart:style-name="ch3" table:cell-range-address="option_roi_result.C1:option_roi_result.C251" chart:data-source-has-labels="row" svg:x="0.32cm" svg:y="0.18cm" svg:width="13.414cm" svg:height="8.64cm">
          <chartooo:coordinate-region svg:x="1.232cm" svg:y="0.379cm" svg:width="12.50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option_roi_result.C2:option_roi_result.C251" chart:label-cell-address="option_roi_result.C1:option_roi_result.C1" chart:class="chart:bar">
            <chart:data-point chart:repeated="2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I_LF</text:p>
                <draw:g>
                  <svg:desc>option_roi_result.C1:option_roi_resul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.1404">
                <text:p>-3.1404</text:p>
                <draw:g>
                  <svg:desc>option_roi_result.C2:option_roi_result.C2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6.28076">
                <text:p>-6.280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9.4224">
                <text:p>-9.4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2.56412">
                <text:p>-12.56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5.70608">
                <text:p>-15.706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8.84698">
                <text:p>-18.846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1.98934">
                <text:p>-21.989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5.133">
                <text:p>-25.1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8.27666">
                <text:p>-28.276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.42132">
                <text:p>-31.421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4.566">
                <text:p>-34.5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7.709">
                <text:p>-37.7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40.85344">
                <text:p>-40.853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44.00052">
                <text:p>-44.000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47.14936">
                <text:p>-47.149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0.29916">
                <text:p>-50.299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53.45152">
                <text:p>-53.451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6.60388">
                <text:p>-56.603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59.75832">
                <text:p>-59.758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62.91248">
                <text:p>-62.912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6.06656">
                <text:p>-66.066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69.22184">
                <text:p>-69.221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2.379">
                <text:p>-72.37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75.53656">
                <text:p>-75.536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78.69402">
                <text:p>-78.6940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81.85208">
                <text:p>-81.852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85.01052">
                <text:p>-85.010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6.16828">
                <text:p>-6.168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.32788">
                <text:p>-9.327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2.48762">
                <text:p>-12.487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5.64666">
                <text:p>-15.646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8.80498">
                <text:p>-18.804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1.96414">
                <text:p>-21.9641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25.123">
                <text:p>-25.1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28.28308">
                <text:p>-28.283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31.4459">
                <text:p>-31.44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34.60946">
                <text:p>-34.609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37.77202">
                <text:p>-37.772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40.934">
                <text:p>-40.9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44.09436">
                <text:p>-44.094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47.2514">
                <text:p>-47.25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0.41012">
                <text:p>-50.410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53.56988">
                <text:p>-53.5698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56.7298">
                <text:p>-56.72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.10926">
                <text:p>22.109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.94622">
                <text:p>18.946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.78346">
                <text:p>15.783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.6209">
                <text:p>12.62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45868">
                <text:p>9.4586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29718">
                <text:p>6.297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1379">
                <text:p>3.13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2224">
                <text:p>-0.022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3.18422">
                <text:p>-3.184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.3458">
                <text:p>-6.34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.50576">
                <text:p>-9.505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2.66602">
                <text:p>-12.666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5.82594">
                <text:p>-15.825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8.9821">
                <text:p>-18.98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22.13982">
                <text:p>-22.139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5.29756">
                <text:p>-25.297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28.45054">
                <text:p>-28.450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31.6033">
                <text:p>-31.60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34.7547">
                <text:p>-34.75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7.90732">
                <text:p>-37.907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1.0575">
                <text:p>-41.05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44.20966">
                <text:p>-44.2096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47.36364">
                <text:p>-47.363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0.5176">
                <text:p>-50.51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53.67172">
                <text:p>-53.6717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56.82548">
                <text:p>-56.8254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59.97726">
                <text:p>-59.9772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63.12884">
                <text:p>-63.128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66.27878">
                <text:p>-66.2787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69.42776">
                <text:p>-69.427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2.5786">
                <text:p>-72.57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5.7301">
                <text:p>-75.73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78.88098">
                <text:p>-78.880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82.02982">
                <text:p>-82.029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85.1797">
                <text:p>-85.17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7.18008">
                <text:p>-67.180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70.33234">
                <text:p>-70.332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73.48344">
                <text:p>-73.483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76.6338">
                <text:p>-76.63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79.78312">
                <text:p>-79.783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93322">
                <text:p>-0.933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4.08234">
                <text:p>-4.082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7.22982">
                <text:p>-7.2298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0.37588">
                <text:p>-10.375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13.52296">
                <text:p>-13.5229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6.66824">
                <text:p>-16.668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9.81148">
                <text:p>-19.811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22.95502">
                <text:p>-22.955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6.09998">
                <text:p>-26.0999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29.24304">
                <text:p>-29.243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2.38612">
                <text:p>-32.3861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35.52918">
                <text:p>-35.529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38.67058">
                <text:p>-38.670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41.81302">
                <text:p>-41.813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44.95838">
                <text:p>-44.958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48.10118">
                <text:p>-48.101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51.24514">
                <text:p>-51.245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54.38364">
                <text:p>-54.3836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57.52258">
                <text:p>-57.522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60.66232">
                <text:p>-60.6623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8.19658">
                <text:p>18.196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5.05648">
                <text:p>15.0564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91472">
                <text:p>11.914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77516">
                <text:p>8.775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63422">
                <text:p>5.634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49342">
                <text:p>2.493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64754">
                <text:p>-0.6475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3.7935">
                <text:p>-3.79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6.93878">
                <text:p>-6.9387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10.0846">
                <text:p>-10.08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13.22784">
                <text:p>-13.227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16.36784">
                <text:p>-16.367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19.50684">
                <text:p>-19.5068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22.64568">
                <text:p>-22.6456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25.784">
                <text:p>-25.78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28.92438">
                <text:p>-28.924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9.93438">
                <text:p>49.9343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6.79176">
                <text:p>46.7917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3.64826">
                <text:p>43.648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.50294">
                <text:p>40.5029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7.35692">
                <text:p>37.3569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.2112">
                <text:p>34.211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5.21056">
                <text:p>65.2105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2.06558">
                <text:p>62.065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8.92286">
                <text:p>58.9228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5.77918">
                <text:p>55.779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2.63782">
                <text:p>52.6378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9.49608">
                <text:p>49.496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6.35516">
                <text:p>46.355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3.213">
                <text:p>43.2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0.07356">
                <text:p>40.0735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.93316">
                <text:p>36.933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3.7949">
                <text:p>33.79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0.6577">
                <text:p>30.65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5221">
                <text:p>27.522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4.38502">
                <text:p>24.3850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1.24568">
                <text:p>21.2456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.10408">
                <text:p>18.1040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.96208">
                <text:p>14.9620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.81934">
                <text:p>11.8193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.67658">
                <text:p>8.6765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.53106">
                <text:p>5.5310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38644">
                <text:p>2.3864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75964">
                <text:p>-0.759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.90702">
                <text:p>-3.9070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7.05604">
                <text:p>-7.0560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10.20496">
                <text:p>-10.2049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3.3546">
                <text:p>-13.35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16.50434">
                <text:p>-16.504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19.6535">
                <text:p>-19.65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22.80352">
                <text:p>-22.8035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25.95276">
                <text:p>-25.952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29.10202">
                <text:p>-29.102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2.25186">
                <text:p>-32.2518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35.40134">
                <text:p>-35.401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38.5503">
                <text:p>-38.55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41.70096">
                <text:p>-41.7009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44.84962">
                <text:p>-44.8496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47.99766">
                <text:p>-47.997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51.14482">
                <text:p>-51.1448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54.29228">
                <text:p>-54.292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57.43964">
                <text:p>-57.439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60.58846">
                <text:p>-60.5884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63.73644">
                <text:p>-63.736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66.88304">
                <text:p>-66.883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70.03242">
                <text:p>-70.032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73.1808">
                <text:p>-73.18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46.18136">
                <text:p>-46.181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49.33182">
                <text:p>-49.3318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52.48362">
                <text:p>-52.4836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55.63754">
                <text:p>-55.637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58.79228">
                <text:p>-58.7922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61.94708">
                <text:p>-61.9470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65.10226">
                <text:p>-65.1022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68.25786">
                <text:p>-68.257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71.41312">
                <text:p>-71.413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74.56802">
                <text:p>-74.568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77.72382">
                <text:p>-77.7238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80.8776">
                <text:p>-80.87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84.03122">
                <text:p>-84.031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87.1857">
                <text:p>-87.18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90.33946">
                <text:p>-90.3394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93.49374">
                <text:p>-93.493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96.6485">
                <text:p>-96.648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99.8026">
                <text:p>-99.80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102.95678">
                <text:p>-102.9567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106.11028">
                <text:p>-106.1102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109.26282">
                <text:p>-109.2628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112.41244">
                <text:p>-112.4124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115.56108">
                <text:p>-115.5610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18.70896">
                <text:p>-118.7089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121.85812">
                <text:p>-121.858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25.00828">
                <text:p>-125.0082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128.15758">
                <text:p>-128.157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31.3069">
                <text:p>-131.30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34.45286">
                <text:p>-134.4528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37.59966">
                <text:p>-137.599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40.74422">
                <text:p>-140.7442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43.89024">
                <text:p>-143.8902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47.03472">
                <text:p>-147.034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50.17688">
                <text:p>-150.1768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53.32024">
                <text:p>-153.3202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56.46404">
                <text:p>-156.464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59.60596">
                <text:p>-159.6059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62.7502">
                <text:p>-162.750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65.89396">
                <text:p>-165.8939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69.03752">
                <text:p>-169.0375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72.18158">
                <text:p>-172.1815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75.3249">
                <text:p>-175.324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78.46758">
                <text:p>-178.467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81.61284">
                <text:p>-181.6128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84.75734">
                <text:p>-184.7573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87.89892">
                <text:p>-187.8989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91.04078">
                <text:p>-191.040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94.18306">
                <text:p>-194.183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97.32596">
                <text:p>-197.3259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200.46948">
                <text:p>-200.4694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203.61296">
                <text:p>-203.6129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206.75484">
                <text:p>-206.7548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209.89726">
                <text:p>-209.8972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213.04446">
                <text:p>-213.0444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216.19262">
                <text:p>-216.192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219.34072">
                <text:p>-219.340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222.49008">
                <text:p>-222.490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225.64074">
                <text:p>-225.6407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228.79262">
                <text:p>-228.7926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231.94378">
                <text:p>-231.9437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235.0956">
                <text:p>-235.09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238.24864">
                <text:p>-238.2486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241.40176">
                <text:p>-241.4017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244.55532">
                <text:p>-244.5553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247.70806">
                <text:p>-247.708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50.86116">
                <text:p>-250.861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254.01548">
                <text:p>-254.0154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257.1702">
                <text:p>-257.170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260.32396">
                <text:p>-260.3239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263.47712">
                <text:p>-263.477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66.63104">
                <text:p>-266.631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269.78362">
                <text:p>-269.783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272.93488">
                <text:p>-272.9348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276.08596">
                <text:p>-276.0859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279.23592">
                <text:p>-279.2359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282.38698">
                <text:p>-282.3869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285.53996">
                <text:p>-285.5399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288.69196">
                <text:p>-288.691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291.84492">
                <text:p>-291.8449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